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1in"/>
    </style:style>
    <style:style style:name="ro1" style:family="table-row">
      <style:table-row-properties style:row-height="0.3299in" fo:break-before="auto" style:use-optimal-row-height="true"/>
    </style:style>
    <style:style style:name="ro2" style:family="table-row">
      <style:table-row-properties style:row-height="0.2638in" fo:break-before="auto" style:use-optimal-row-height="true"/>
    </style:style>
    <style:style style:name="ro3" style:family="table-row">
      <style:table-row-properties style:row-height="0.1799in" fo:break-before="auto" style:use-optimal-row-height="true"/>
    </style:style>
    <style:style style:name="ro4" style:family="table-row">
      <style:table-row-properties style:row-height="0.1807in" fo:break-before="auto" style:use-optimal-row-height="true"/>
    </style:style>
    <style:style style:name="ro5" style:family="table-row">
      <style:table-row-properties style:row-height="0.2965in" fo:break-before="auto" style:use-optimal-row-height="true"/>
    </style:style>
    <style:style style:name="ro6" style:family="table-row">
      <style:table-row-properties style:row-height="0.2937in" fo:break-before="auto" style:use-optimal-row-height="true"/>
    </style:style>
    <style:style style:name="ro7" style:family="table-row">
      <style:table-row-properties style:row-height="0.3244in" fo:break-before="auto" style:use-optimal-row-height="true"/>
    </style:style>
    <style:style style:name="ro8" style:family="table-row">
      <style:table-row-properties style:row-height="0.2398in" fo:break-before="auto" style:use-optimal-row-height="false"/>
    </style:style>
    <style:style style:name="ro9" style:family="table-row">
      <style:table-row-properties style:row-height="0.2291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Excel_20_Built-in_20_Normal">
      <style:table-cell-properties fo:border-bottom="0.0346in solid #000000" style:diagonal-bl-tr="none" style:diagonal-tl-br="none" fo:border-left="0.0346in solid #000000" fo:border-right="none" style:rotation-align="none" fo:border-top="0.0346in solid #000000"/>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bottom"/>
      <style:paragraph-properties fo:text-align="start"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Excel_20_Built-in_20_Normal">
      <style:table-cell-properties fo:border-bottom="none" style:diagonal-bl-tr="none" style:diagonal-tl-br="none" fo:border-left="0.0138in solid #000000" fo:border-right="0.0138in solid #000000" style:rotation-align="none" fo:border-top="0.0138in solid #000000"/>
    </style:style>
    <style:style style:name="ce4" style:family="table-cell" style:parent-style-name="Excel_20_Built-in_20_Normal">
      <style:table-cell-properties fo:border-bottom="none" style:diagonal-bl-tr="none" style:diagonal-tl-br="none" fo:border-left="0.0138in solid #000000" fo:border-right="0.0138in solid #000000" style:rotation-align="none" fo:border-top="none"/>
    </style:style>
    <style:style style:name="ce5" style:family="table-cell" style:parent-style-name="Excel_20_Built-in_20_Normal">
      <style:table-cell-properties fo:border-bottom="0.0138in solid #000000" style:diagonal-bl-tr="none" style:diagonal-tl-br="none" fo:border-left="0.0138in solid #000000" fo:border-right="0.0138in solid #000000" style:rotation-align="none" fo:border-top="none"/>
    </style:style>
    <style:style style:name="ce6"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bottom"/>
      <style:paragraph-properties fo:text-align="center" fo:margin-left="0in" style:writing-mode="page"/>
    </style:style>
    <style:style style:name="ce7"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start" fo:margin-left="0in" style:writing-mode="page"/>
    </style:style>
    <style:style style:name="ce8"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style>
    <style:style style:name="ce9"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style>
    <style:style style:name="ce10"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2"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bottom"/>
      <style:paragraph-properties fo:text-align="start" fo:margin-left="0in" style:writing-mode="page"/>
    </style:style>
    <style:style style:name="ce1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style>
    <style:style style:name="ce15"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18" style:family="table-cell" style:parent-style-name="Excel_20_Built-in_20_Normal">
      <style:table-cell-properties fo:border-bottom="0.0138in solid #000000" style:diagonal-bl-tr="none" style:diagonal-tl-br="none" fo:border-left="none" fo:border-right="none" style:rotation-align="none" fo:border-top="none"/>
    </style:style>
    <style:style style:name="ce19"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style>
    <style:style style:name="ce20"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start" fo:margin-left="0in" style:writing-mode="page"/>
    </style:style>
    <style:style style:name="ce2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start" fo:margin-left="0in" style:writing-mode="page"/>
    </style:style>
    <style:style style:name="ce22" style:family="table-cell" style:parent-style-name="Excel_20_Built-in_20_Normal">
      <style:table-cell-properties style:diagonal-bl-tr="none" style:diagonal-tl-br="none" style:rotation-align="none"/>
    </style:style>
    <style:style style:name="ce23" style:family="table-cell" style:parent-style-name="Excel_20_Built-in_20_Normal">
      <style:table-cell-properties fo:border-bottom="0.0346in solid #000000" style:diagonal-bl-tr="none" style:diagonal-tl-br="none" fo:border-left="none" fo:border-right="none" style:rotation-align="none" fo:border-top="0.0346in solid #000000"/>
    </style:style>
    <style:style style:name="ce24"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bottom"/>
      <style:paragraph-properties fo:text-align="start"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5"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26"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style>
    <style:style style:name="ce27"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2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in" style:writing-mode="page"/>
    </style:style>
    <style:style style:name="ce2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style>
    <style:style style:name="ce32"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3"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style>
    <style:style style:name="ce34"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style>
    <style:style style:name="ce35"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3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3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38"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bottom"/>
      <style:paragraph-properties fo:text-align="center" fo:margin-left="0in" style:writing-mode="page"/>
    </style:style>
    <style:style style:name="ce39"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bottom"/>
      <style:paragraph-properties fo:text-align="center" fo:margin-left="0in" style:writing-mode="page"/>
    </style:style>
    <style:style style:name="ce40"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bottom"/>
      <style:paragraph-properties fo:text-align="center" fo:margin-left="0in" style:writing-mode="page"/>
    </style:style>
    <style:style style:name="ce4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style>
    <style:style style:name="ce42" style:family="table-cell" style:parent-style-name="Excel_20_Built-in_20_Normal">
      <style:table-cell-properties fo:border-bottom="0.0346in solid #000000" style:diagonal-bl-tr="none" style:diagonal-tl-br="none" fo:border-left="none" fo:border-right="0.0346in solid #000000" style:rotation-align="none" fo:border-top="0.0346in solid #000000"/>
    </style:style>
    <style:style style:name="ce43"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bottom"/>
      <style:paragraph-properties fo:text-align="start"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bottom"/>
      <style:paragraph-properties fo:text-align="center" fo:margin-left="0in" style:writing-mode="page"/>
    </style:style>
    <style:style style:name="ce45"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6"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7"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bottom"/>
      <style:paragraph-properties fo:text-align="start" fo:margin-left="0in" style:writing-mode="page"/>
    </style:style>
    <style:style style:name="ce4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style>
    <style:style style:name="ce50"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1"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bottom"/>
      <style:paragraph-properties fo:text-align="center" fo:margin-left="0in" style:writing-mode="page"/>
    </style:style>
    <style:style style:name="ce52"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bottom"/>
      <style:paragraph-properties fo:text-align="center" fo:margin-left="0in" style:writing-mode="page"/>
    </style:style>
    <style:style style:name="ce53"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style>
    <style:style style:name="T1" style:family="text">
      <style:text-properties fo:color="#000000" style:text-outline="false" style:text-line-through-style="none" style:text-position="0% 100%"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0% 100%"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outline="false" style:text-line-through-style="none" style:text-position="0% 100%"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5"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6.30000019073486pt" style:font-style-complex="normal" style:font-weight-complex="normal" style:text-emphasize="none" style:text-overline-style="none" style:text-overline-color="font-color"/>
    </style:style>
    <style:style style:name="T6" style:family="text">
      <style:text-properties fo:color="#000000" style:text-outline="false" style:text-line-through-style="none" style:text-position="0% 100%"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number-columns-repeated="1024" table:default-cell-style-name="Excel_20_Built-in_20_Normal"/>
        <table:table-row table:style-name="ro1">
          <table:table-cell table:style-name="ce1" office:value-type="string">
            <text:p>Tumor node metastases (TNM) staging system for carcinoma of the breast</text:p>
          </table:table-cell>
          <table:table-cell table:style-name="ce23" table:number-columns-repeated="11"/>
          <table:table-cell table:style-name="ce42"/>
          <table:table-cell table:number-columns-repeated="1011"/>
        </table:table-row>
        <table:table-row table:style-name="ro2">
          <table:table-cell table:style-name="ce2" office:value-type="string" table:number-columns-spanned="13" table:number-rows-spanned="1">
            <text:p>Primary tumor (T)*<text:span text:style-name="T1">●∆</text:span></text:p>
          </table:table-cell>
          <table:covered-table-cell table:number-columns-repeated="11" table:style-name="ce24"/>
          <table:covered-table-cell table:style-name="ce43"/>
          <table:table-cell table:number-columns-repeated="1011"/>
        </table:table-row>
        <table:table-row table:style-name="ro3">
          <table:table-cell table:style-name="ce3" office:value-type="string">
            <text:p>TX </text:p>
          </table:table-cell>
          <table:table-cell table:style-name="ce7" office:value-type="string" table:number-columns-spanned="12" table:number-rows-spanned="1">
            <text:p>Primary tumor cannot be assessed</text:p>
          </table:table-cell>
          <table:covered-table-cell table:number-columns-repeated="10" table:style-name="ce26"/>
          <table:covered-table-cell table:style-name="ce19"/>
          <table:table-cell table:formula="of:=CONCATENATE(&quot;INSERT INTO tnmT(listID, code, description) VALUES(40, '&quot;;[.A3];&quot;','&quot;;[.B3];&quot;');&quot;)" office:value-type="string" office:string-value="INSERT INTO tnmT(listID, code, description) VALUES(40, 'TX ','Primary tumor cannot be assessed');">
            <text:p>INSERT INTO tnmT(listID, code, description) VALUES(40, 'TX ','Primary tumor cannot be assessed');</text:p>
          </table:table-cell>
          <table:table-cell table:number-columns-repeated="1010"/>
        </table:table-row>
        <table:table-row table:style-name="ro3">
          <table:table-cell table:style-name="ce4" office:value-type="string">
            <text:p>TO</text:p>
          </table:table-cell>
          <table:table-cell table:style-name="ce8" office:value-type="string" table:number-columns-spanned="12" table:number-rows-spanned="1">
            <text:p>No evidence of primary tumor</text:p>
          </table:table-cell>
          <table:covered-table-cell table:number-columns-repeated="10" table:style-name="ce27"/>
          <table:covered-table-cell table:style-name="ce20"/>
          <table:table-cell table:formula="of:=CONCATENATE(&quot;INSERT INTO tnmT(listID, code, description) VALUES(40, '&quot;;[.A4];&quot;','&quot;;[.B4];&quot;');&quot;)" office:value-type="string" office:string-value="INSERT INTO tnmT(listID, code, description) VALUES(40, 'TO','No evidence of primary tumor');">
            <text:p>INSERT INTO tnmT(listID, code, description) VALUES(40, 'TO','No evidence of primary tumor');</text:p>
          </table:table-cell>
          <table:table-cell table:number-columns-repeated="1010"/>
        </table:table-row>
        <table:table-row table:style-name="ro3">
          <table:table-cell table:style-name="ce4" office:value-type="string">
            <text:p>Tis</text:p>
          </table:table-cell>
          <table:table-cell table:style-name="ce8" office:value-type="string" table:number-columns-spanned="12" table:number-rows-spanned="1">
            <text:p>Carcinoma in situ</text:p>
          </table:table-cell>
          <table:covered-table-cell table:number-columns-repeated="10" table:style-name="ce27"/>
          <table:covered-table-cell table:style-name="ce20"/>
          <table:table-cell table:formula="of:=CONCATENATE(&quot;INSERT INTO tnmT(listID, code, description) VALUES(40, '&quot;;[.A5];&quot;','&quot;;[.B5];&quot;');&quot;)" office:value-type="string" office:string-value="INSERT INTO tnmT(listID, code, description) VALUES(40, 'Tis','Carcinoma in situ');">
            <text:p>INSERT INTO tnmT(listID, code, description) VALUES(40, 'Tis','Carcinoma in situ');</text:p>
          </table:table-cell>
          <table:table-cell table:number-columns-repeated="1010"/>
        </table:table-row>
        <table:table-row table:style-name="ro3">
          <table:table-cell table:style-name="ce4" office:value-type="string">
            <text:p>Tis (DCIS)</text:p>
          </table:table-cell>
          <table:table-cell table:style-name="ce8" office:value-type="string" table:number-columns-spanned="12" table:number-rows-spanned="1">
            <text:p>Ductal carcinoma in situ</text:p>
          </table:table-cell>
          <table:covered-table-cell table:number-columns-repeated="10" table:style-name="ce27"/>
          <table:covered-table-cell table:style-name="ce20"/>
          <table:table-cell table:number-columns-repeated="1011"/>
        </table:table-row>
        <table:table-row table:style-name="ro3">
          <table:table-cell table:style-name="ce4" office:value-type="string">
            <text:p>Tis (LCIS)</text:p>
          </table:table-cell>
          <table:table-cell table:style-name="ce8" office:value-type="string" table:number-columns-spanned="12" table:number-rows-spanned="1">
            <text:p>Lobular carcinoma in situ</text:p>
          </table:table-cell>
          <table:covered-table-cell table:number-columns-repeated="10" table:style-name="ce27"/>
          <table:covered-table-cell table:style-name="ce20"/>
          <table:table-cell table:number-columns-repeated="1011"/>
        </table:table-row>
        <table:table-row table:style-name="ro3">
          <table:table-cell table:style-name="ce4" office:value-type="string">
            <text:p>Tis (Paget's)</text:p>
          </table:table-cell>
          <table:table-cell table:style-name="ce8" office:value-type="string" table:number-columns-spanned="12" table:number-rows-spanned="1">
            <text:p>Paget's disease (Paget disease) of the nipple NOT associated with invasive carcinoma and/or</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carcinoma in situ (DCIS andlor LCIS) in the underlying breast parenchyma. Carcinomas in</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the breast parenchyma associated with Paget's disease are categorized based on the size</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and characteristics of the parenchymal disease, although the presence of Paget's disease</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should still be noted.</text:p>
          </table:table-cell>
          <table:covered-table-cell table:number-columns-repeated="10" table:style-name="ce27"/>
          <table:covered-table-cell table:style-name="ce20"/>
          <table:table-cell table:number-columns-repeated="1011"/>
        </table:table-row>
        <table:table-row table:style-name="ro4">
          <table:table-cell table:style-name="ce4" office:value-type="string">
            <text:p>T1</text:p>
          </table:table-cell>
          <table:table-cell table:style-name="ce8" office:value-type="string" table:number-columns-spanned="12" table:number-rows-spanned="1">
            <text:p>Tumor <text:span text:style-name="T2">≤20 mm in greatest dimension</text:span></text:p>
          </table:table-cell>
          <table:covered-table-cell table:number-columns-repeated="10" table:style-name="ce27"/>
          <table:covered-table-cell table:style-name="ce20"/>
          <table:table-cell table:formula="of:=CONCATENATE(&quot;INSERT INTO tnmT(listID, code, description) VALUES(40, '&quot;;[.A13];&quot;','&quot;;[.B13];&quot;');&quot;)" office:value-type="string" office:string-value="INSERT INTO tnmT(listID, code, description) VALUES(40, 'T1','Tumor ≤20 mm in greatest dimension');">
            <text:p>INSERT INTO tnmT(listID, code, description) VALUES(40, 'T1','Tumor ≤20 mm in greatest dimension');</text:p>
          </table:table-cell>
          <table:table-cell table:number-columns-repeated="1010"/>
        </table:table-row>
        <table:table-row table:style-name="ro4">
          <table:table-cell table:style-name="ce4" office:value-type="string">
            <text:p>Tlmi</text:p>
          </table:table-cell>
          <table:table-cell table:style-name="ce8" office:value-type="string" table:number-columns-spanned="12" table:number-rows-spanned="1">
            <text:p>Tumor <text:span text:style-name="T2">≤1 mm in greatest dimension</text:span></text:p>
          </table:table-cell>
          <table:covered-table-cell table:number-columns-repeated="10" table:style-name="ce27"/>
          <table:covered-table-cell table:style-name="ce20"/>
          <table:table-cell table:formula="of:=CONCATENATE(&quot;INSERT INTO tnmT(listID, code, description) VALUES(40, '&quot;;[.A14];&quot;','&quot;;[.B14];&quot;');&quot;)" office:value-type="string" office:string-value="INSERT INTO tnmT(listID, code, description) VALUES(40, 'Tlmi','Tumor ≤1 mm in greatest dimension');">
            <text:p>INSERT INTO tnmT(listID, code, description) VALUES(40, 'Tlmi','Tumor ≤1 mm in greatest dimension');</text:p>
          </table:table-cell>
          <table:table-cell table:number-columns-repeated="1010"/>
        </table:table-row>
        <table:table-row table:style-name="ro4">
          <table:table-cell table:style-name="ce4" office:value-type="string">
            <text:p>T1a</text:p>
          </table:table-cell>
          <table:table-cell table:style-name="ce8" office:value-type="string" table:number-columns-spanned="12" table:number-rows-spanned="1">
            <text:p>Tumor &gt;1 mm but <text:span text:style-name="T2">≤5 mm in greatest dimension</text:span></text:p>
          </table:table-cell>
          <table:covered-table-cell table:number-columns-repeated="10" table:style-name="ce27"/>
          <table:covered-table-cell table:style-name="ce20"/>
          <table:table-cell table:formula="of:=CONCATENATE(&quot;INSERT INTO tnmT(listID, code, description) VALUES(40, '&quot;;[.A15];&quot;','&quot;;[.B15];&quot;');&quot;)" office:value-type="string" office:string-value="INSERT INTO tnmT(listID, code, description) VALUES(40, 'T1a','Tumor &gt;1 mm but ≤5 mm in greatest dimension');">
            <text:p>INSERT INTO tnmT(listID, code, description) VALUES(40, 'T1a','Tumor &gt;1 mm but ≤5 mm in greatest dimension');</text:p>
          </table:table-cell>
          <table:table-cell table:number-columns-repeated="1010"/>
        </table:table-row>
        <table:table-row table:style-name="ro4">
          <table:table-cell table:style-name="ce4" office:value-type="string">
            <text:p>T1b</text:p>
          </table:table-cell>
          <table:table-cell table:style-name="ce8" office:value-type="string" table:number-columns-spanned="12" table:number-rows-spanned="1">
            <text:p>Tumor &gt;5 mm but <text:span text:style-name="T2">≤10 mm in greatest dimension</text:span></text:p>
          </table:table-cell>
          <table:covered-table-cell table:number-columns-repeated="10" table:style-name="ce27"/>
          <table:covered-table-cell table:style-name="ce20"/>
          <table:table-cell table:formula="of:=CONCATENATE(&quot;INSERT INTO tnmT(listID, code, description) VALUES(40, '&quot;;[.A16];&quot;','&quot;;[.B16];&quot;');&quot;)" office:value-type="string" office:string-value="INSERT INTO tnmT(listID, code, description) VALUES(40, 'T1b','Tumor &gt;5 mm but ≤10 mm in greatest dimension');">
            <text:p>INSERT INTO tnmT(listID, code, description) VALUES(40, 'T1b','Tumor &gt;5 mm but ≤10 mm in greatest dimension');</text:p>
          </table:table-cell>
          <table:table-cell table:number-columns-repeated="1010"/>
        </table:table-row>
        <table:table-row table:style-name="ro4">
          <table:table-cell table:style-name="ce4" office:value-type="string">
            <text:p>T1c</text:p>
          </table:table-cell>
          <table:table-cell table:style-name="ce8" office:value-type="string" table:number-columns-spanned="12" table:number-rows-spanned="1">
            <text:p>Tumor &gt;10 mm but <text:span text:style-name="T2">≤20 mm in greatest dimension</text:span></text:p>
          </table:table-cell>
          <table:covered-table-cell table:number-columns-repeated="10" table:style-name="ce27"/>
          <table:covered-table-cell table:style-name="ce20"/>
          <table:table-cell table:formula="of:=CONCATENATE(&quot;INSERT INTO tnmT(listID, code, description) VALUES(40, '&quot;;[.A17];&quot;','&quot;;[.B17];&quot;');&quot;)" office:value-type="string" office:string-value="INSERT INTO tnmT(listID, code, description) VALUES(40, 'T1c','Tumor &gt;10 mm but ≤20 mm in greatest dimension');">
            <text:p>INSERT INTO tnmT(listID, code, description) VALUES(40, 'T1c','Tumor &gt;10 mm but ≤20 mm in greatest dimension');</text:p>
          </table:table-cell>
          <table:table-cell table:number-columns-repeated="1010"/>
        </table:table-row>
        <table:table-row table:style-name="ro4">
          <table:table-cell table:style-name="ce4" office:value-type="string">
            <text:p>T2</text:p>
          </table:table-cell>
          <table:table-cell table:style-name="ce8" office:value-type="string" table:number-columns-spanned="12" table:number-rows-spanned="1">
            <text:p>Tumor &gt;20 mm but <text:span text:style-name="T2">≤50 mm in greatest dimension</text:span></text:p>
          </table:table-cell>
          <table:covered-table-cell table:number-columns-repeated="10" table:style-name="ce27"/>
          <table:covered-table-cell table:style-name="ce20"/>
          <table:table-cell table:formula="of:=CONCATENATE(&quot;INSERT INTO tnmT(listID, code, description) VALUES(40, '&quot;;[.A18];&quot;','&quot;;[.B18];&quot;');&quot;)" office:value-type="string" office:string-value="INSERT INTO tnmT(listID, code, description) VALUES(40, 'T2','Tumor &gt;20 mm but ≤50 mm in greatest dimension');">
            <text:p>INSERT INTO tnmT(listID, code, description) VALUES(40, 'T2','Tumor &gt;20 mm but ≤50 mm in greatest dimension');</text:p>
          </table:table-cell>
          <table:table-cell table:number-columns-repeated="1010"/>
        </table:table-row>
        <table:table-row table:style-name="ro3">
          <table:table-cell table:style-name="ce4" office:value-type="string">
            <text:p>T3</text:p>
          </table:table-cell>
          <table:table-cell table:style-name="ce8" office:value-type="string" table:number-columns-spanned="12" table:number-rows-spanned="1">
            <text:p>Tumor &gt;50 mm in greatest dimension</text:p>
          </table:table-cell>
          <table:covered-table-cell table:number-columns-repeated="10" table:style-name="ce27"/>
          <table:covered-table-cell table:style-name="ce20"/>
          <table:table-cell table:formula="of:=CONCATENATE(&quot;INSERT INTO tnmT(listID, code, description) VALUES(40, '&quot;;[.A19];&quot;','&quot;;[.B19];&quot;');&quot;)" office:value-type="string" office:string-value="INSERT INTO tnmT(listID, code, description) VALUES(40, 'T3','Tumor &gt;50 mm in greatest dimension');">
            <text:p>INSERT INTO tnmT(listID, code, description) VALUES(40, 'T3','Tumor &gt;50 mm in greatest dimension');</text:p>
          </table:table-cell>
          <table:table-cell table:number-columns-repeated="1010"/>
        </table:table-row>
        <table:table-row table:style-name="ro4">
          <table:table-cell table:style-name="ce4" office:value-type="string">
            <text:p>T4<text:span text:style-name="T2">◊</text:span></text:p>
          </table:table-cell>
          <table:table-cell table:style-name="ce8" office:value-type="string" table:number-columns-spanned="12" table:number-rows-spanned="1">
            <text:p>Tumor of any size with direct extension to the chest wall and/or to the skin (ulceration or <text:span text:style-name="T5">skin nodules)</text:span></text:p>
          </table:table-cell>
          <table:covered-table-cell table:number-columns-repeated="10" table:style-name="ce27"/>
          <table:covered-table-cell table:style-name="ce20"/>
          <table:table-cell table:formula="of:=CONCATENATE(&quot;INSERT INTO tnmT(listID, code, description) VALUES(40, '&quot;;[.A20];&quot;','&quot;;[.B20];&quot;');&quot;)" office:value-type="string" office:string-value="INSERT INTO tnmT(listID, code, description) VALUES(40, 'T4◊','Tumor of any size with direct extension to the chest wall and/or to the skin (ulceration or skin nodules)');">
            <text:p>INSERT INTO tnmT(listID, code, description) VALUES(40, 'T4◊','Tumor of any size with direct extension to the chest wall and/or to the skin (ulceration or skin nodules)');</text:p>
          </table:table-cell>
          <table:table-cell table:number-columns-repeated="1010"/>
        </table:table-row>
        <table:table-row table:style-name="ro4">
          <table:table-cell table:style-name="ce4" office:value-type="string">
            <text:p>T4a</text:p>
          </table:table-cell>
          <table:table-cell table:style-name="ce8" office:value-type="string" table:number-columns-spanned="12" table:number-rows-spanned="1">
            <text:p>Extension to the chest wall, not including only pectoralis muscle adherence/invasion</text:p>
          </table:table-cell>
          <table:covered-table-cell table:number-columns-repeated="10" table:style-name="ce27"/>
          <table:covered-table-cell table:style-name="ce20"/>
          <table:table-cell table:formula="of:=CONCATENATE(&quot;INSERT INTO tnmT(listID, code, description) VALUES(40, '&quot;;[.A21];&quot;','&quot;;[.B21];&quot;');&quot;)" office:value-type="string" office:string-value="INSERT INTO tnmT(listID, code, description) VALUES(40, 'T4a','Extension to the chest wall, not including only pectoralis muscle adherence/invasion');">
            <text:p>INSERT INTO tnmT(listID, code, description) VALUES(40, 'T4a','Extension to the chest wall, not including only pectoralis muscle adherence/invasion');</text:p>
          </table:table-cell>
          <table:table-cell table:number-columns-repeated="1010"/>
        </table:table-row>
        <table:table-row table:style-name="ro4">
          <table:table-cell table:style-name="ce4" office:value-type="string">
            <text:p>T4b</text:p>
          </table:table-cell>
          <table:table-cell table:style-name="ce8" office:value-type="string" table:number-columns-spanned="12" table:number-rows-spanned="1">
            <text:p>Ulceration and/or ipsilateral satellite nodules and/or edema (including peau d'orange) of the skin, <text:span text:style-name="T5">which do not meet the criteria for inflammatory carcinoma</text:span></text:p>
          </table:table-cell>
          <table:covered-table-cell table:number-columns-repeated="10" table:style-name="ce27"/>
          <table:covered-table-cell table:style-name="ce20"/>
          <table:table-cell table:formula="of:=CONCATENATE(&quot;INSERT INTO tnmT(listID, code, description) VALUES(40, '&quot;;[.A22];&quot;','&quot;;[.B22];&quot;');&quot;)" office:value-type="string" office:string-value="INSERT INTO tnmT(listID, code, description) VALUES(40, 'T4b','Ulceration and/or ipsilateral satellite nodules and/or edema (including peau d'orange) of the skin, which do not meet the criteria for inflammatory carcinoma');">
            <text:p>INSERT INTO tnmT(listID, code, description) VALUES(40, 'T4b','Ulceration and/or ipsilateral satellite nodules and/or edema (including peau d'orange) of the skin, which do not meet the criteria for inflammatory carcinoma');</text:p>
          </table:table-cell>
          <table:table-cell table:number-columns-repeated="1010"/>
        </table:table-row>
        <table:table-row table:style-name="ro3">
          <table:table-cell table:style-name="ce4" office:value-type="string">
            <text:p>T4c</text:p>
          </table:table-cell>
          <table:table-cell table:style-name="ce8" office:value-type="string" table:number-columns-spanned="12" table:number-rows-spanned="1">
            <text:p>Both T4a and T4b</text:p>
          </table:table-cell>
          <table:covered-table-cell table:number-columns-repeated="10" table:style-name="ce27"/>
          <table:covered-table-cell table:style-name="ce20"/>
          <table:table-cell table:formula="of:=CONCATENATE(&quot;INSERT INTO tnmT(listID, code, description) VALUES(40, '&quot;;[.A23];&quot;','&quot;;[.B23];&quot;');&quot;)" office:value-type="string" office:string-value="INSERT INTO tnmT(listID, code, description) VALUES(40, 'T4c','Both T4a and T4b');">
            <text:p>INSERT INTO tnmT(listID, code, description) VALUES(40, 'T4c','Both T4a and T4b');</text:p>
          </table:table-cell>
          <table:table-cell table:number-columns-repeated="1010"/>
        </table:table-row>
        <table:table-row table:style-name="ro4">
          <table:table-cell table:style-name="ce5" office:value-type="string">
            <text:p>T4d</text:p>
          </table:table-cell>
          <table:table-cell table:style-name="ce9" office:value-type="string" table:number-columns-spanned="12" table:number-rows-spanned="1">
            <text:p>Inflammatory carcinoma<text:span text:style-name="T2">§</text:span></text:p>
          </table:table-cell>
          <table:covered-table-cell table:number-columns-repeated="10" table:style-name="ce28"/>
          <table:covered-table-cell table:style-name="ce21"/>
          <table:table-cell table:formula="of:=CONCATENATE(&quot;INSERT INTO tnmT(listID, code, description) VALUES(40, '&quot;;[.A24];&quot;','&quot;;[.B24];&quot;');&quot;)" office:value-type="string" office:string-value="INSERT INTO tnmT(listID, code, description) VALUES(40, 'T4d','Inflammatory carcinoma§');">
            <text:p>INSERT INTO tnmT(listID, code, description) VALUES(40, 'T4d','Inflammatory carcinoma§');</text:p>
          </table:table-cell>
          <table:table-cell table:number-columns-repeated="1010"/>
        </table:table-row>
        <table:table-row table:style-name="ro3">
          <table:table-cell table:style-name="ce6" table:number-columns-spanned="13" table:number-rows-spanned="1"/>
          <table:covered-table-cell table:number-columns-repeated="11" table:style-name="ce25"/>
          <table:covered-table-cell table:style-name="ce44"/>
          <table:table-cell table:number-columns-repeated="1011"/>
        </table:table-row>
        <table:table-row table:style-name="ro2">
          <table:table-cell table:style-name="ce7" office:value-type="string" table:number-columns-spanned="13" table:number-rows-spanned="1">
            <text:p><text:span text:style-name="T1">Posttreatment ypT.¥</text:span><text:span text:style-name="T2"> The use of neoadjuvant therapy does not change the clinical (pretreatment) stage.</text:span></text:p>
          </table:table-cell>
          <table:covered-table-cell table:number-columns-repeated="11" table:style-name="ce26"/>
          <table:covered-table-cell table:style-name="ce19"/>
          <table:table-cell table:number-columns-repeated="1011"/>
        </table:table-row>
        <table:table-row table:style-name="ro3">
          <table:table-cell table:style-name="ce8" office:value-type="string" table:number-columns-spanned="13" table:number-rows-spanned="1">
            <text:p>Clinical (pretreatment) T will be defined by clinical and radiographic findings, while y pathologic</text:p>
          </table:table-cell>
          <table:covered-table-cell table:number-columns-repeated="11" table:style-name="ce27"/>
          <table:covered-table-cell table:style-name="ce20"/>
          <table:table-cell table:number-columns-repeated="1011"/>
        </table:table-row>
        <table:table-row table:style-name="ro3">
          <table:table-cell table:style-name="ce8" office:value-type="string" table:number-columns-spanned="13" table:number-rows-spanned="1">
            <text:p>(posttreatment) T will be determined by pathologic size and extension. The ypT will be measured as the</text:p>
          </table:table-cell>
          <table:covered-table-cell table:number-columns-repeated="11" table:style-name="ce27"/>
          <table:covered-table-cell table:style-name="ce20"/>
          <table:table-cell table:number-columns-repeated="1011"/>
        </table:table-row>
        <table:table-row table:style-name="ro3">
          <table:table-cell table:style-name="ce8" office:value-type="string" table:number-columns-spanned="13" table:number-rows-spanned="1">
            <text:p>largest single focus of invasive tumor, with the modifier "m" indicating multiple foci. The measurement of</text:p>
          </table:table-cell>
          <table:covered-table-cell table:number-columns-repeated="11" table:style-name="ce27"/>
          <table:covered-table-cell table:style-name="ce20"/>
          <table:table-cell table:number-columns-repeated="1011"/>
        </table:table-row>
        <table:table-row table:style-name="ro3">
          <table:table-cell table:style-name="ce9" office:value-type="string" table:number-columns-spanned="13" table:number-rows-spanned="1">
            <text:p>the largest tumor focus should not include areas of fibrosis within the tumor bed.</text:p>
          </table:table-cell>
          <table:covered-table-cell table:number-columns-repeated="11" table:style-name="ce28"/>
          <table:covered-table-cell table:style-name="ce21"/>
          <table:table-cell table:number-columns-repeated="1011"/>
        </table:table-row>
        <table:table-row table:style-name="ro3">
          <table:table-cell table:style-name="ce6" table:number-columns-spanned="13" table:number-rows-spanned="1"/>
          <table:covered-table-cell table:number-columns-repeated="11" table:style-name="ce25"/>
          <table:covered-table-cell table:style-name="ce44"/>
          <table:table-cell table:number-columns-repeated="1011"/>
        </table:table-row>
        <table:table-row table:style-name="ro1">
          <table:table-cell table:style-name="ce10" office:value-type="string" table:number-columns-spanned="13" table:number-rows-spanned="1">
            <text:p>Regional lymph nodes (N)</text:p>
          </table:table-cell>
          <table:covered-table-cell table:number-columns-repeated="11" table:style-name="ce29"/>
          <table:covered-table-cell table:style-name="ce45"/>
          <table:table-cell table:number-columns-repeated="1011"/>
        </table:table-row>
        <table:table-row table:style-name="ro5">
          <table:table-cell table:style-name="ce11" office:value-type="string" table:number-columns-spanned="13" table:number-rows-spanned="1">
            <text:p>Clinical</text:p>
          </table:table-cell>
          <table:covered-table-cell table:number-columns-repeated="11" table:style-name="ce30"/>
          <table:covered-table-cell table:style-name="ce46"/>
          <table:table-cell table:number-columns-repeated="1011"/>
        </table:table-row>
        <table:table-row table:style-name="ro3">
          <table:table-cell table:style-name="ce3" office:value-type="string">
            <text:p>NX</text:p>
          </table:table-cell>
          <table:table-cell table:style-name="ce7" office:value-type="string" table:number-columns-spanned="12" table:number-rows-spanned="1">
            <text:p>Regional lymph nodes cannot be assessed (eg, previously removed)</text:p>
          </table:table-cell>
          <table:covered-table-cell table:number-columns-repeated="10" table:style-name="ce26"/>
          <table:covered-table-cell table:style-name="ce19"/>
          <table:table-cell table:number-columns-repeated="1011"/>
        </table:table-row>
        <table:table-row table:style-name="ro3">
          <table:table-cell table:style-name="ce4" office:value-type="string">
            <text:p>NO</text:p>
          </table:table-cell>
          <table:table-cell table:style-name="ce8" office:value-type="string" table:number-columns-spanned="12" table:number-rows-spanned="1">
            <text:p>No regional lymph node metastases</text:p>
          </table:table-cell>
          <table:covered-table-cell table:number-columns-repeated="10" table:style-name="ce27"/>
          <table:covered-table-cell table:style-name="ce20"/>
          <table:table-cell table:number-columns-repeated="1011"/>
        </table:table-row>
        <table:table-row table:style-name="ro3">
          <table:table-cell table:style-name="ce4" office:value-type="string">
            <text:p>N1</text:p>
          </table:table-cell>
          <table:table-cell table:style-name="ce8" office:value-type="string" table:number-columns-spanned="12" table:number-rows-spanned="1">
            <text:p>Metastases to movable ipsilateral level I, II axillary lymph node(s)</text:p>
          </table:table-cell>
          <table:covered-table-cell table:number-columns-repeated="10" table:style-name="ce27"/>
          <table:covered-table-cell table:style-name="ce20"/>
          <table:table-cell table:number-columns-repeated="1011"/>
        </table:table-row>
        <table:table-row table:style-name="ro3">
          <table:table-cell table:style-name="ce4" office:value-type="string">
            <text:p>N2</text:p>
          </table:table-cell>
          <table:table-cell table:style-name="ce8" office:value-type="string" table:number-columns-spanned="12" table:number-rows-spanned="1">
            <text:p>Metastases in ipsilateral level I, II axillary lymph nodes that are clinically</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in clinically detected* ipsilateral internal mammary nodes in the absence</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axillary lymph node metastases</text:p>
          </table:table-cell>
          <table:covered-table-cell table:number-columns-repeated="10" table:style-name="ce27"/>
          <table:covered-table-cell table:style-name="ce20"/>
          <table:table-cell table:number-columns-repeated="1011"/>
        </table:table-row>
        <table:table-row table:style-name="ro3">
          <table:table-cell table:style-name="ce4" office:value-type="string">
            <text:p>N2a</text:p>
          </table:table-cell>
          <table:table-cell table:style-name="ce8" office:value-type="string" table:number-columns-spanned="12" table:number-rows-spanned="1">
            <text:p>Metastases in ipsilateral level I, II axillary lymph nodes fixed to one another (matted) or to olther</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structures</text:p>
          </table:table-cell>
          <table:covered-table-cell table:number-columns-repeated="10" table:style-name="ce27"/>
          <table:covered-table-cell table:style-name="ce20"/>
          <table:table-cell table:number-columns-repeated="1011"/>
        </table:table-row>
        <table:table-row table:style-name="ro4">
          <table:table-cell table:style-name="ce4" office:value-type="string">
            <text:p>N2b</text:p>
          </table:table-cell>
          <table:table-cell table:style-name="ce8" office:value-type="string" table:number-columns-spanned="12" table:number-rows-spanned="1">
            <text:p>Metastases only in clinically detected<text:span text:style-name="T2">‡ ipsilateral internal mammary nodes and in the absence of</text:span></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clinically evident level I, II axillary lymph node metastases</text:p>
          </table:table-cell>
          <table:covered-table-cell table:number-columns-repeated="10" table:style-name="ce27"/>
          <table:covered-table-cell table:style-name="ce20"/>
          <table:table-cell table:number-columns-repeated="1011"/>
        </table:table-row>
        <table:table-row table:style-name="ro3">
          <table:table-cell table:style-name="ce4" office:value-type="string">
            <text:p>N3</text:p>
          </table:table-cell>
          <table:table-cell table:style-name="ce8" office:value-type="string" table:number-columns-spanned="12" table:number-rows-spanned="1">
            <text:p>Metastases in ipsilateral infraclavicular (level III axillary) lymph node(s) with or without level</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I, II axillary lymph node involvement; or in clinically detected* ipsilateral internal mammary</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lymph node(s) with clinically evident level I, II axillary lymph node metastases; or</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metastases in ipsilateral supraclavicular lymph node(s) with or without axillary or internal</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mammary lymph node involvement</text:p>
          </table:table-cell>
          <table:covered-table-cell table:number-columns-repeated="10" table:style-name="ce27"/>
          <table:covered-table-cell table:style-name="ce20"/>
          <table:table-cell table:number-columns-repeated="1011"/>
        </table:table-row>
        <table:table-row table:style-name="ro3">
          <table:table-cell table:style-name="ce4" office:value-type="string">
            <text:p>N3a</text:p>
          </table:table-cell>
          <table:table-cell table:style-name="ce8" office:value-type="string" table:number-columns-spanned="12" table:number-rows-spanned="1">
            <text:p>Metastases in ip-silateral infraclavicular lymph node(s)</text:p>
          </table:table-cell>
          <table:covered-table-cell table:number-columns-repeated="10" table:style-name="ce27"/>
          <table:covered-table-cell table:style-name="ce20"/>
          <table:table-cell table:number-columns-repeated="1011"/>
        </table:table-row>
        <table:table-row table:style-name="ro3">
          <table:table-cell table:style-name="ce4" office:value-type="string">
            <text:p>N3b</text:p>
          </table:table-cell>
          <table:table-cell table:style-name="ce8" office:value-type="string" table:number-columns-spanned="12" table:number-rows-spanned="1">
            <text:p>Metastases in ipsilateral internal mammary lymph node(s) and axillary lymph node(s)</text:p>
          </table:table-cell>
          <table:covered-table-cell table:number-columns-repeated="10" table:style-name="ce27"/>
          <table:covered-table-cell table:style-name="ce20"/>
          <table:table-cell table:number-columns-repeated="1011"/>
        </table:table-row>
        <table:table-row table:style-name="ro3">
          <table:table-cell table:style-name="ce5" office:value-type="string">
            <text:p>N3c</text:p>
          </table:table-cell>
          <table:table-cell table:style-name="ce9" office:value-type="string" table:number-columns-spanned="12" table:number-rows-spanned="1">
            <text:p>Metastases in ipsilateral supraclavicular lymph node(s)</text:p>
          </table:table-cell>
          <table:covered-table-cell table:number-columns-repeated="10" table:style-name="ce28"/>
          <table:covered-table-cell table:style-name="ce21"/>
          <table:table-cell table:number-columns-repeated="1011"/>
        </table:table-row>
        <table:table-row table:style-name="ro3">
          <table:table-cell table:style-name="ce12" table:number-columns-spanned="13" table:number-rows-spanned="1"/>
          <table:covered-table-cell table:number-columns-repeated="11" table:style-name="ce31"/>
          <table:covered-table-cell table:style-name="ce47"/>
          <table:table-cell table:number-columns-repeated="1011"/>
        </table:table-row>
        <table:table-row table:style-name="ro6">
          <table:table-cell table:style-name="ce13" office:value-type="string" table:number-columns-spanned="13" table:number-rows-spanned="1">
            <text:p>Pathologic (pN)<text:span text:style-name="T3">†**</text:span></text:p>
          </table:table-cell>
          <table:covered-table-cell table:number-columns-repeated="11" table:style-name="ce30"/>
          <table:covered-table-cell table:style-name="ce48"/>
          <table:table-cell table:number-columns-repeated="1011"/>
        </table:table-row>
        <table:table-row table:style-name="ro4">
          <table:table-cell table:style-name="ce3" office:value-type="string">
            <text:p>pNX</text:p>
          </table:table-cell>
          <table:table-cell table:style-name="ce7" office:value-type="string" table:number-columns-spanned="12" table:number-rows-spanned="1">
            <text:p>Regional lymph nodes cannot be assessed (eg, previously removed, or not removed for <text:span text:style-name="T5">pathologic study)</text:span></text:p>
          </table:table-cell>
          <table:covered-table-cell table:number-columns-repeated="10" table:style-name="ce26"/>
          <table:covered-table-cell table:style-name="ce19"/>
          <table:table-cell table:formula="of:=CONCATENATE(&quot;INSERT INTO tnmN(listID, code, description) VALUES(40, '&quot;;[.A54];&quot;','&quot;;[.B54];&quot;');&quot;)" office:value-type="string" office:string-value="INSERT INTO tnmN(listID, code, description) VALUES(40, 'pNX','Regional lymph nodes cannot be assessed (eg, previously removed, or not removed for pathologic study)');">
            <text:p>INSERT INTO tnmN(listID, code, description) VALUES(40, 'pNX','Regional lymph nodes cannot be assessed (eg, previously removed, or not removed for pathologic study)');</text:p>
          </table:table-cell>
          <table:table-cell table:number-columns-repeated="1010"/>
        </table:table-row>
        <table:table-row table:style-name="ro3">
          <table:table-cell table:style-name="ce4" office:value-type="string">
            <text:p>pN0</text:p>
          </table:table-cell>
          <table:table-cell table:style-name="ce8" office:value-type="string" table:number-columns-spanned="12" table:number-rows-spanned="1">
            <text:p>No regional lymph node metastasis identified histologically</text:p>
          </table:table-cell>
          <table:covered-table-cell table:number-columns-repeated="10" table:style-name="ce27"/>
          <table:covered-table-cell table:style-name="ce20"/>
          <table:table-cell table:formula="of:=CONCATENATE(&quot;INSERT INTO tnmN(listID, code, description) VALUES(40, '&quot;;[.A55];&quot;','&quot;;[.B55];&quot;');&quot;)" office:value-type="string" office:string-value="INSERT INTO tnmN(listID, code, description) VALUES(40, 'pN0','No regional lymph node metastasis identified histologically');">
            <text:p>INSERT INTO tnmN(listID, code, description) VALUES(40, 'pN0','No regional lymph node metastasis identified histologically');</text:p>
          </table:table-cell>
          <table:table-cell table:number-columns-repeated="1010"/>
        </table:table-row>
        <table:table-row table:style-name="ro4">
          <table:table-cell table:style-name="ce4" office:value-type="string">
            <text:p>pN0(i- )</text:p>
          </table:table-cell>
          <table:table-cell table:style-name="ce8" office:value-type="string" table:number-columns-spanned="12" table:number-rows-spanned="1">
            <text:p>No regional lymph node metastases histologically, negative immunohistochemistry (IHC)</text:p>
          </table:table-cell>
          <table:covered-table-cell table:number-columns-repeated="10" table:style-name="ce27"/>
          <table:covered-table-cell table:style-name="ce20"/>
          <table:table-cell table:formula="of:=CONCATENATE(&quot;INSERT INTO tnmN(listID, code, description) VALUES(40, '&quot;;[.A56];&quot;','&quot;;[.B56];&quot;');&quot;)" office:value-type="string" office:string-value="INSERT INTO tnmN(listID, code, description) VALUES(40, 'pN0(i- )','No regional lymph node metastases histologically, negative immunohistochemistry (IHC)');">
            <text:p>INSERT INTO tnmN(listID, code, description) VALUES(40, 'pN0(i- )','No regional lymph node metastases histologically, negative immunohistochemistry (IHC)');</text:p>
          </table:table-cell>
          <table:table-cell table:number-columns-repeated="1010"/>
        </table:table-row>
        <table:table-row table:style-name="ro4">
          <table:table-cell table:style-name="ce4" office:value-type="string">
            <text:p>pN0(i+)</text:p>
          </table:table-cell>
          <table:table-cell table:style-name="ce8" office:value-type="string" table:number-columns-spanned="12" table:number-rows-spanned="1">
            <text:p>Malignant cells in regional lymph node(s) no greater than 0.2 mm (detected by H&amp;E or IHC <text:span text:style-name="T5">including isolated tumor cell clusters (ITC))</text:span></text:p>
          </table:table-cell>
          <table:covered-table-cell table:number-columns-repeated="10" table:style-name="ce27"/>
          <table:covered-table-cell table:style-name="ce20"/>
          <table:table-cell table:formula="of:=CONCATENATE(&quot;INSERT INTO tnmN(listID, code, description) VALUES(40, '&quot;;[.A57];&quot;','&quot;;[.B57];&quot;');&quot;)" office:value-type="string" office:string-value="INSERT INTO tnmN(listID, code, description) VALUES(40, 'pN0(i+)','Malignant cells in regional lymph node(s) no greater than 0.2 mm (detected by H&amp;E or IHC including isolated tumor cell clusters (ITC))');">
            <text:p>INSERT INTO tnmN(listID, code, description) VALUES(40, 'pN0(i+)','Malignant cells in regional lymph node(s) no greater than 0.2 mm (detected by H&amp;E or IHC including isolated tumor cell clusters (ITC))');</text:p>
          </table:table-cell>
          <table:table-cell table:number-columns-repeated="1010"/>
        </table:table-row>
        <table:table-row table:style-name="ro4">
          <table:table-cell table:style-name="ce4" office:value-type="string">
            <text:p>pN0(mol-)</text:p>
          </table:table-cell>
          <table:table-cell table:style-name="ce8" office:value-type="string" table:number-columns-spanned="12" table:number-rows-spanned="1">
            <text:p>No regional lymph node metastases histologically, negative molecular findings (RT-PCR)<text:span text:style-name="T2">●●</text:span></text:p>
          </table:table-cell>
          <table:covered-table-cell table:number-columns-repeated="10" table:style-name="ce27"/>
          <table:covered-table-cell table:style-name="ce20"/>
          <table:table-cell table:formula="of:=CONCATENATE(&quot;INSERT INTO tnmN(listID, code, description) VALUES(40, '&quot;;[.A58];&quot;','&quot;;[.B58];&quot;');&quot;)" office:value-type="string" office:string-value="INSERT INTO tnmN(listID, code, description) VALUES(40, 'pN0(mol-)','No regional lymph node metastases histologically, negative molecular findings (RT-PCR)●●');">
            <text:p>INSERT INTO tnmN(listID, code, description) VALUES(40, 'pN0(mol-)','No regional lymph node metastases histologically, negative molecular findings (RT-PCR)●●');</text:p>
          </table:table-cell>
          <table:table-cell table:number-columns-repeated="1010"/>
        </table:table-row>
        <table:table-row table:style-name="ro4">
          <table:table-cell table:style-name="ce4" office:value-type="string">
            <text:p>pN0(mol+)</text:p>
          </table:table-cell>
          <table:table-cell table:style-name="ce8" office:value-type="string" table:number-columns-spanned="12" table:number-rows-spanned="1">
            <text:p>Positive molecular findings (RT-PCR)<text:span text:style-name="T2">●●, but no regional lymph node metastases detected bV </text:span><text:span text:style-name="T6">histology or IHC</text:span></text:p>
          </table:table-cell>
          <table:covered-table-cell table:number-columns-repeated="10" table:style-name="ce27"/>
          <table:covered-table-cell table:style-name="ce20"/>
          <table:table-cell table:formula="of:=CONCATENATE(&quot;INSERT INTO tnmN(listID, code, description) VALUES(40, '&quot;;[.A59];&quot;','&quot;;[.B59];&quot;');&quot;)" office:value-type="string" office:string-value="INSERT INTO tnmN(listID, code, description) VALUES(40, 'pN0(mol+)','Positive molecular findings (RT-PCR)●●, but no regional lymph node metastases detected bV histology or IHC');">
            <text:p>INSERT INTO tnmN(listID, code, description) VALUES(40, 'pN0(mol+)','Positive molecular findings (RT-PCR)●●, but no regional lymph node metastases detected bV histology or IHC');</text:p>
          </table:table-cell>
          <table:table-cell table:number-columns-repeated="1010"/>
        </table:table-row>
        <table:table-row table:style-name="ro4">
          <table:table-cell table:style-name="ce4" office:value-type="string">
            <text:p>pN1</text:p>
          </table:table-cell>
          <table:table-cell table:style-name="ce8" office:value-type="string" table:number-columns-spanned="12" table:number-rows-spanned="1">
            <text:p>Micrometastases; or metastases in 1-3 axillary lymph nodes; and/or in internal mammary <text:span text:style-name="T5">nodes with metastases detected by sentinel lymph node biop-sy but not clinically detected ∆∆</text:span></text:p>
          </table:table-cell>
          <table:covered-table-cell table:number-columns-repeated="10" table:style-name="ce27"/>
          <table:covered-table-cell table:style-name="ce20"/>
          <table:table-cell table:formula="of:=CONCATENATE(&quot;INSERT INTO tnmN(listID, code, description) VALUES(40, '&quot;;[.A60];&quot;','&quot;;[.B60];&quot;');&quot;)" office:value-type="string" office:string-value="INSERT INTO tnmN(listID, code, description) VALUES(40, 'pN1','Micrometastases; or metastases in 1-3 axillary lymph nodes; and/or in internal mammary nodes with metastases detected by sentinel lymph node biop-sy but not clinically detected ∆∆');">
            <text:p>INSERT INTO tnmN(listID, code, description) VALUES(40, 'pN1','Micrometastases; or metastases in 1-3 axillary lymph nodes; and/or in internal mammary nodes with metastases detected by sentinel lymph node biop-sy but not clinically detected ∆∆');</text:p>
          </table:table-cell>
          <table:table-cell table:number-columns-repeated="1010"/>
        </table:table-row>
        <table:table-row table:style-name="ro4">
          <table:table-cell table:style-name="ce4" office:value-type="string">
            <text:p>pN 1mi</text:p>
          </table:table-cell>
          <table:table-cell table:style-name="ce8" office:value-type="string" table:number-columns-spanned="12" table:number-rows-spanned="1">
            <text:p>Micrometastases (greater than 0.2 mm and/or more than 200 cells, but none greater than 2.0 mm</text:p>
          </table:table-cell>
          <table:covered-table-cell table:number-columns-repeated="10" table:style-name="ce27"/>
          <table:covered-table-cell table:style-name="ce20"/>
          <table:table-cell table:formula="of:=CONCATENATE(&quot;INSERT INTO tnmN(listID, code, description) VALUES(40, '&quot;;[.A61];&quot;','&quot;;[.B61];&quot;');&quot;)" office:value-type="string" office:string-value="INSERT INTO tnmN(listID, code, description) VALUES(40, 'pN 1mi','Micrometastases (greater than 0.2 mm and/or more than 200 cells, but none greater than 2.0 mm');">
            <text:p>INSERT INTO tnmN(listID, code, description) VALUES(40, 'pN 1mi','Micrometastases (greater than 0.2 mm and/or more than 200 cells, but none greater than 2.0 mm');</text:p>
          </table:table-cell>
          <table:table-cell table:number-columns-repeated="1010"/>
        </table:table-row>
        <table:table-row table:style-name="ro3">
          <table:table-cell table:style-name="ce4" office:value-type="string">
            <text:p>pN 1a</text:p>
          </table:table-cell>
          <table:table-cell table:style-name="ce8" office:value-type="string" table:number-columns-spanned="12" table:number-rows-spanned="1">
            <text:p>Metastases in 1-3 axillary lymph nodes, at least one metastasis greater than 2.0 mm</text:p>
          </table:table-cell>
          <table:covered-table-cell table:number-columns-repeated="10" table:style-name="ce27"/>
          <table:covered-table-cell table:style-name="ce20"/>
          <table:table-cell table:formula="of:=CONCATENATE(&quot;INSERT INTO tnmN(listID, code, description) VALUES(40, '&quot;;[.A62];&quot;','&quot;;[.B62];&quot;');&quot;)" office:value-type="string" office:string-value="INSERT INTO tnmN(listID, code, description) VALUES(40, 'pN 1a','Metastases in 1-3 axillary lymph nodes, at least one metastasis greater than 2.0 mm');">
            <text:p>INSERT INTO tnmN(listID, code, description) VALUES(40, 'pN 1a','Metastases in 1-3 axillary lymph nodes, at least one metastasis greater than 2.0 mm');</text:p>
          </table:table-cell>
          <table:table-cell table:number-columns-repeated="1010"/>
        </table:table-row>
        <table:table-row table:style-name="ro4">
          <table:table-cell table:style-name="ce4" office:value-type="string">
            <text:p>pN 1b</text:p>
          </table:table-cell>
          <table:table-cell table:style-name="ce8" office:value-type="string" table:number-columns-spanned="12" table:number-rows-spanned="1">
            <text:p>Metastases in internal mammary nodes with micrometastases or macrometastases <text:span text:style-name="T5">detected by sentinel lymph node biopsy but not clinically detected ∆∆</text:span></text:p>
          </table:table-cell>
          <table:covered-table-cell table:number-columns-repeated="10" table:style-name="ce27"/>
          <table:covered-table-cell table:style-name="ce20"/>
          <table:table-cell table:formula="of:=CONCATENATE(&quot;INSERT INTO tnmN(listID, code, description) VALUES(40, '&quot;;[.A63];&quot;','&quot;;[.B63];&quot;');&quot;)" office:value-type="string" office:string-value="INSERT INTO tnmN(listID, code, description) VALUES(40, 'pN 1b','Metastases in internal mammary nodes with micrometastases or macrometastases detected by sentinel lymph node biopsy but not clinically detected ∆∆');">
            <text:p>INSERT INTO tnmN(listID, code, description) VALUES(40, 'pN 1b','Metastases in internal mammary nodes with micrometastases or macrometastases detected by sentinel lymph node biopsy but not clinically detected ∆∆');</text:p>
          </table:table-cell>
          <table:table-cell table:number-columns-repeated="1010"/>
        </table:table-row>
        <table:table-row table:style-name="ro4">
          <table:table-cell table:style-name="ce4" office:value-type="string">
            <text:p>pN 1c</text:p>
          </table:table-cell>
          <table:table-cell table:style-name="ce8" office:value-type="string" table:number-columns-spanned="12" table:number-rows-spanned="1">
            <text:p>Metastases in 1-3 axillary lymph nodes and in internal mammary <text:span text:style-name="T5">or macrometastases detected by sentinel lymph node biopsy but lymph nodes with micrometastases not clinically detected</text:span></text:p>
          </table:table-cell>
          <table:covered-table-cell table:number-columns-repeated="10" table:style-name="ce27"/>
          <table:covered-table-cell table:style-name="ce20"/>
          <table:table-cell table:formula="of:=CONCATENATE(&quot;INSERT INTO tnmN(listID, code, description) VALUES(40, '&quot;;[.A64];&quot;','&quot;;[.B64];&quot;');&quot;)" office:value-type="string" office:string-value="INSERT INTO tnmN(listID, code, description) VALUES(40, 'pN 1c','Metastases in 1-3 axillary lymph nodes and in internal mammary or macrometastases detected by sentinel lymph node biopsy but lymph nodes with micrometastases not clinically detected');">
            <text:p>INSERT INTO tnmN(listID, code, description) VALUES(40, 'pN 1c','Metastases in 1-3 axillary lymph nodes and in internal mammary or macrometastases detected by sentinel lymph node biopsy but lymph nodes with micrometastases not clinically detected');</text:p>
          </table:table-cell>
          <table:table-cell table:number-columns-repeated="1010"/>
        </table:table-row>
        <table:table-row table:style-name="ro4">
          <table:table-cell table:style-name="ce4" office:value-type="string">
            <text:p>pN2</text:p>
          </table:table-cell>
          <table:table-cell table:style-name="ce8" office:value-type="string" table:number-columns-spanned="12" table:number-rows-spanned="1">
            <text:p>Metastases in 4-9 axillary lymph nodes; or in clinically detected<text:span text:style-name="T2">◊◊ internal mammary lymph </text:span><text:span text:style-name="T6">nodes in the absence of axillary lymph node metastases</text:span></text:p>
          </table:table-cell>
          <table:covered-table-cell table:number-columns-repeated="10" table:style-name="ce27"/>
          <table:covered-table-cell table:style-name="ce20"/>
          <table:table-cell table:formula="of:=CONCATENATE(&quot;INSERT INTO tnmN(listID, code, description) VALUES(40, '&quot;;[.A65];&quot;','&quot;;[.B65];&quot;');&quot;)" office:value-type="string" office:string-value="INSERT INTO tnmN(listID, code, description) VALUES(40, 'pN2','Metastases in 4-9 axillary lymph nodes; or in clinically detected◊◊ internal mammary lymph nodes in the absence of axillary lymph node metastases');">
            <text:p>INSERT INTO tnmN(listID, code, description) VALUES(40, 'pN2','Metastases in 4-9 axillary lymph nodes; or in clinically detected◊◊ internal mammary lymph nodes in the absence of axillary lymph node metastases');</text:p>
          </table:table-cell>
          <table:table-cell table:number-columns-repeated="1010"/>
        </table:table-row>
        <table:table-row table:style-name="ro3">
          <table:table-cell table:style-name="ce4" office:value-type="string">
            <text:p>pN2a</text:p>
          </table:table-cell>
          <table:table-cell table:style-name="ce8" office:value-type="string" table:number-columns-spanned="12" table:number-rows-spanned="1">
            <text:p>Metastases in 4-9 axillary lymph nodes (at least one tumor deposit greater than 2.0 mm)-..-</text:p>
          </table:table-cell>
          <table:covered-table-cell table:number-columns-repeated="10" table:style-name="ce27"/>
          <table:covered-table-cell table:style-name="ce20"/>
          <table:table-cell table:formula="of:=CONCATENATE(&quot;INSERT INTO tnmN(listID, code, description) VALUES(40, '&quot;;[.A66];&quot;','&quot;;[.B66];&quot;');&quot;)" office:value-type="string" office:string-value="INSERT INTO tnmN(listID, code, description) VALUES(40, 'pN2a','Metastases in 4-9 axillary lymph nodes (at least one tumor deposit greater than 2.0 mm)-..-');">
            <text:p>INSERT INTO tnmN(listID, code, description) VALUES(40, 'pN2a','Metastases in 4-9 axillary lymph nodes (at least one tumor deposit greater than 2.0 mm)-..-');</text:p>
          </table:table-cell>
          <table:table-cell table:number-columns-repeated="1010"/>
        </table:table-row>
        <table:table-row table:style-name="ro4">
          <table:table-cell table:style-name="ce4" office:value-type="string">
            <text:p>pN2b</text:p>
          </table:table-cell>
          <table:table-cell table:style-name="ce8" office:value-type="string" table:number-columns-spanned="12" table:number-rows-spanned="1">
            <text:p>Metastases in clinically detectedoo internal mammary lymph nodes in the absence of axillary lymph <text:span text:style-name="T5">node metastases</text:span></text:p>
          </table:table-cell>
          <table:covered-table-cell table:number-columns-repeated="10" table:style-name="ce27"/>
          <table:covered-table-cell table:style-name="ce20"/>
          <table:table-cell table:formula="of:=CONCATENATE(&quot;INSERT INTO tnmN(listID, code, description) VALUES(40, '&quot;;[.A67];&quot;','&quot;;[.B67];&quot;');&quot;)" office:value-type="string" office:string-value="INSERT INTO tnmN(listID, code, description) VALUES(40, 'pN2b','Metastases in clinically detectedoo internal mammary lymph nodes in the absence of axillary lymph node metastases');">
            <text:p>INSERT INTO tnmN(listID, code, description) VALUES(40, 'pN2b','Metastases in clinically detectedoo internal mammary lymph nodes in the absence of axillary lymph node metastases');</text:p>
          </table:table-cell>
          <table:table-cell table:number-columns-repeated="1010"/>
        </table:table-row>
        <table:table-row table:style-name="ro4">
          <table:table-cell table:style-name="ce4" office:value-type="string">
            <text:p>pN3</text:p>
          </table:table-cell>
          <table:table-cell table:style-name="ce8" office:value-type="string" table:number-columns-spanned="12" table:number-rows-spanned="1">
            <text:p>Metastases in ten or more axillary lymph nodes; or in infraclavicular (level III axillary) <text:span text:style-name="T5">lymph nodes; or in clinically detectedoo ipsilateral internal mammary lymph nodes in the presence of one or more positive level I, II axillary lymph nodes; or in more than three axillary lymph nodes and in internal mammary lymph nodes with micrometastases or macrometastases detected by sentinel lymph node biopsy but not clinically detected ∆∆; or in ipsilateral supraclavicular lymph nodes</text:span></text:p>
          </table:table-cell>
          <table:covered-table-cell table:number-columns-repeated="10" table:style-name="ce27"/>
          <table:covered-table-cell table:style-name="ce20"/>
          <table:table-cell table:formula="of:=CONCATENATE(&quot;INSERT INTO tnmN(listID, code, description) VALUES(40, '&quot;;[.A68];&quot;','&quot;;[.B68];&quot;');&quot;)" office:value-type="string" office:string-value="INSERT INTO tnmN(listID, code, description) VALUES(40, 'pN3','Metastases in ten or more axillary lymph nodes; or in infraclavicular (level III axillary) lymph nodes; or in clinically detectedoo ipsilateral internal mammary lymph nodes in the presence of one or more positive level I, II axillary lymph nodes; or in more than three axillary lymph nodes and in internal mammary lymph nodes with micrometastases or macrometastases detected by sentinel lymph node biopsy but not clinically detected ∆∆; or in ipsilateral supraclavicular lymph nodes');">
            <text:p>INSERT INTO tnmN(listID, code, description) VALUES(40, 'pN3','Metastases in ten or more axillary lymph nodes; or in infraclavicular (level III axillary) lymph nodes; or in clinically detectedoo ipsilateral internal mammary lymph nodes in the presence of one or more positive level I, II axillary lymph nodes; or in more than three axillary lymph nodes and in internal mammary lymph nodes with micrometastases or macrometastases detected by sentinel lymph node biopsy but not clinically detected ∆∆; or in ipsilateral supraclavicular lymph nodes');</text:p>
          </table:table-cell>
          <table:table-cell table:number-columns-repeated="1010"/>
        </table:table-row>
        <table:table-row table:style-name="ro4">
          <table:table-cell table:style-name="ce4" office:value-type="string">
            <text:p>pN3a</text:p>
          </table:table-cell>
          <table:table-cell table:style-name="ce8" office:value-type="string" table:number-columns-spanned="12" table:number-rows-spanned="1">
            <text:p>Metastases in ten or more axillary lymph nodes (at least one tumor deposit greater than 2.0 mm); <text:span text:style-name="T5">or metastases to the infraclavicular (level III axillary lymph) nodes</text:span></text:p>
          </table:table-cell>
          <table:covered-table-cell table:number-columns-repeated="10" table:style-name="ce35"/>
          <table:covered-table-cell table:style-name="ce33"/>
          <table:table-cell table:formula="of:=CONCATENATE(&quot;INSERT INTO tnmN(listID, code, description) VALUES(40, '&quot;;[.A69];&quot;','&quot;;[.B69];&quot;');&quot;)" office:value-type="string" office:string-value="INSERT INTO tnmN(listID, code, description) VALUES(40, 'pN3a','Metastases in ten or more axillary lymph nodes (at least one tumor deposit greater than 2.0 mm); or metastases to the infraclavicular (level III axillary lymph) nodes');">
            <text:p>INSERT INTO tnmN(listID, code, description) VALUES(40, 'pN3a','Metastases in ten or more axillary lymph nodes (at least one tumor deposit greater than 2.0 mm); or metastases to the infraclavicular (level III axillary lymph) nodes');</text:p>
          </table:table-cell>
          <table:table-cell table:number-columns-repeated="1010"/>
        </table:table-row>
        <table:table-row table:style-name="ro4">
          <table:table-cell table:style-name="ce4" office:value-type="string">
            <text:p>pN3b</text:p>
          </table:table-cell>
          <table:table-cell table:style-name="ce8" office:value-type="string" table:number-columns-spanned="12" table:number-rows-spanned="1">
            <text:p>Metastases in clinically detected<text:span text:style-name="T2">◊◊ ipsilateral internal mammary lymph nodes in the presence of one </text:span><text:span text:style-name="T6">or more positive axillary lymph nodes; or in more than three axillary lymph nodes and in internal mammary lymph nodes with micrometastases or macrometastases detected by sentinel lymph node biopsy but not clinically detected ∆∆</text:span></text:p>
          </table:table-cell>
          <table:covered-table-cell table:number-columns-repeated="10" table:style-name="ce27"/>
          <table:covered-table-cell table:style-name="ce20"/>
          <table:table-cell table:formula="of:=CONCATENATE(&quot;INSERT INTO tnmN(listID, code, description) VALUES(40, '&quot;;[.A70];&quot;','&quot;;[.B70];&quot;');&quot;)" office:value-type="string" office:string-value="INSERT INTO tnmN(listID, code, description) VALUES(40, 'pN3b','Metastases in clinically detected◊◊ ipsilateral internal mammary lymph nodes in the presence of one or more positive axillary lymph nodes; or in more than three axillary lymph nodes and in internal mammary lymph nodes with micrometastases or macrometastases detected by sentinel lymph node biopsy but not clinically detected ∆∆');">
            <text:p>INSERT INTO tnmN(listID, code, description) VALUES(40, 'pN3b','Metastases in clinically detected◊◊ ipsilateral internal mammary lymph nodes in the presence of one or more positive axillary lymph nodes; or in more than three axillary lymph nodes and in internal mammary lymph nodes with micrometastases or macrometastases detected by sentinel lymph node biopsy but not clinically detected ∆∆');</text:p>
          </table:table-cell>
          <table:table-cell table:number-columns-repeated="1010"/>
        </table:table-row>
        <table:table-row table:style-name="ro4">
          <table:table-cell table:style-name="ce5" office:value-type="string">
            <text:p>pN3c</text:p>
          </table:table-cell>
          <table:table-cell table:style-name="ce9" office:value-type="string" table:number-columns-spanned="12" table:number-rows-spanned="1">
            <text:p>Metastases in ipsilateral supraclavicular lymph nodes</text:p>
          </table:table-cell>
          <table:covered-table-cell table:number-columns-repeated="10" table:style-name="ce28"/>
          <table:covered-table-cell table:style-name="ce21"/>
          <table:table-cell table:formula="of:=CONCATENATE(&quot;INSERT INTO tnmN(listID, code, description) VALUES(40, '&quot;;[.A71];&quot;','&quot;;[.B71];&quot;');&quot;)" office:value-type="string" office:string-value="INSERT INTO tnmN(listID, code, description) VALUES(40, 'pN3c','Metastases in ipsilateral supraclavicular lymph nodes');">
            <text:p>INSERT INTO tnmN(listID, code, description) VALUES(40, 'pN3c','Metastases in ipsilateral supraclavicular lymph nodes');</text:p>
          </table:table-cell>
          <table:table-cell table:number-columns-repeated="1010"/>
        </table:table-row>
        <table:table-row table:style-name="ro3">
          <table:table-cell table:style-name="ce12" table:number-columns-spanned="13" table:number-rows-spanned="1"/>
          <table:covered-table-cell table:number-columns-repeated="11" table:style-name="ce31"/>
          <table:covered-table-cell table:style-name="ce47"/>
          <table:table-cell table:number-columns-repeated="1011"/>
        </table:table-row>
        <table:table-row table:style-name="ro1">
          <table:table-cell table:style-name="ce10" office:value-type="string" table:number-columns-spanned="13" table:number-rows-spanned="1">
            <text:p>Posttreatment ypN</text:p>
          </table:table-cell>
          <table:covered-table-cell table:number-columns-repeated="12" table:style-name="ce10"/>
          <table:table-cell table:number-columns-repeated="1011"/>
        </table:table-row>
        <table:table-row table:style-name="ro3">
          <table:table-cell table:style-name="ce14" office:value-type="string" table:number-columns-spanned="13" table:number-rows-spanned="1">
            <text:p>- Post-treatment yp "N" should be evaluated as for clinical (pretreatment) "N" methods above. The</text:p>
          </table:table-cell>
          <table:covered-table-cell table:number-columns-repeated="11" table:style-name="ce31"/>
          <table:covered-table-cell table:style-name="ce49"/>
          <table:table-cell table:number-columns-repeated="1011"/>
        </table:table-row>
        <table:table-row table:style-name="ro3">
          <table:table-cell table:style-name="ce14" office:value-type="string" table:number-columns-spanned="13" table:number-rows-spanned="1">
            <text:p>modifier "sn" is used only if a sentinel node evaluation was performed after treatment. If no subscript is</text:p>
          </table:table-cell>
          <table:covered-table-cell table:number-columns-repeated="11" table:style-name="ce31"/>
          <table:covered-table-cell table:style-name="ce49"/>
          <table:table-cell table:number-columns-repeated="1011"/>
        </table:table-row>
        <table:table-row table:style-name="ro3">
          <table:table-cell table:style-name="ce14" office:value-type="string" table:number-columns-spanned="13" table:number-rows-spanned="1">
            <text:p>attached ,it is assumed that the axillary nodal evaluation was by axillary nodal dissection(AND)</text:p>
          </table:table-cell>
          <table:covered-table-cell table:number-columns-repeated="11" table:style-name="ce31"/>
          <table:covered-table-cell table:style-name="ce49"/>
          <table:table-cell table:number-columns-repeated="1011"/>
        </table:table-row>
        <table:table-row table:style-name="ro3">
          <table:table-cell table:style-name="ce14" office:value-type="string" table:number-columns-spanned="13" table:number-rows-spanned="1">
            <text:p><text:s/>The X classification will be used (ypNX) if no yp posttreatment SN or AND was performed</text:p>
          </table:table-cell>
          <table:covered-table-cell table:number-columns-repeated="11" table:style-name="ce31"/>
          <table:covered-table-cell table:style-name="ce49"/>
          <table:table-cell table:number-columns-repeated="1011"/>
        </table:table-row>
        <table:table-row table:style-name="ro3">
          <table:table-cell table:style-name="ce14" office:value-type="string" table:number-columns-spanned="13" table:number-rows-spanned="1">
            <text:p>N categories are the same as those for pN</text:p>
          </table:table-cell>
          <table:covered-table-cell table:number-columns-repeated="11" table:style-name="ce31"/>
          <table:covered-table-cell table:style-name="ce49"/>
          <table:table-cell table:number-columns-repeated="1011"/>
        </table:table-row>
        <table:table-row table:style-name="ro3">
          <table:table-cell table:style-name="ce12" table:number-columns-spanned="13" table:number-rows-spanned="1"/>
          <table:covered-table-cell table:number-columns-repeated="11" table:style-name="ce31"/>
          <table:covered-table-cell table:style-name="ce47"/>
          <table:table-cell table:number-columns-repeated="1011"/>
        </table:table-row>
        <table:table-row table:style-name="ro1">
          <table:table-cell table:style-name="ce10" office:value-type="string" table:number-columns-spanned="13" table:number-rows-spanned="1">
            <text:p>Distant metastasis (M)</text:p>
          </table:table-cell>
          <table:covered-table-cell table:number-columns-repeated="11" table:style-name="ce29"/>
          <table:covered-table-cell table:style-name="ce45"/>
          <table:table-cell table:number-columns-repeated="1011"/>
        </table:table-row>
        <table:table-row table:style-name="ro3">
          <table:table-cell table:style-name="ce3" office:value-type="string">
            <text:p>MO</text:p>
          </table:table-cell>
          <table:table-cell table:style-name="ce7" office:value-type="string" table:number-columns-spanned="12" table:number-rows-spanned="1">
            <text:p>No clinical or radiographic evidence of distant metastases</text:p>
          </table:table-cell>
          <table:covered-table-cell table:number-columns-repeated="10" table:style-name="ce26"/>
          <table:covered-table-cell table:style-name="ce19"/>
          <table:table-cell table:formula="of:=CONCATENATE(&quot;INSERT INTO tnmM(listID, code, description) VALUES(40, '&quot;;[.A81];&quot;','&quot;;[.B81];&quot;');&quot;)" office:value-type="string" office:string-value="INSERT INTO tnmM(listID, code, description) VALUES(40, 'MO','No clinical or radiographic evidence of distant metastases');">
            <text:p>INSERT INTO tnmM(listID, code, description) VALUES(40, 'MO','No clinical or radiographic evidence of distant metastases');</text:p>
          </table:table-cell>
          <table:table-cell table:number-columns-repeated="1010"/>
        </table:table-row>
        <table:table-row table:style-name="ro3">
          <table:table-cell table:style-name="ce4" office:value-type="string">
            <text:p>cMO(i+)</text:p>
          </table:table-cell>
          <table:table-cell table:style-name="ce8" office:value-type="string" table:number-columns-spanned="12" table:number-rows-spanned="1">
            <text:p>No clinical or radiographic evidence of distant metastases, but deposits of molecularty oi</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microscopically detected tumor cells in circulating blood, bone marrow, or other nonregional</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nodal tissue that are no larger than 0.2 mm in a patient without symptoms or signs of</text:p>
          </table:table-cell>
          <table:covered-table-cell table:number-columns-repeated="10" table:style-name="ce27"/>
          <table:covered-table-cell table:style-name="ce20"/>
          <table:table-cell table:number-columns-repeated="1011"/>
        </table:table-row>
        <table:table-row table:style-name="ro3">
          <table:table-cell table:style-name="ce4"/>
          <table:table-cell table:style-name="ce8" office:value-type="string" table:number-columns-spanned="12" table:number-rows-spanned="1">
            <text:p>metastases</text:p>
          </table:table-cell>
          <table:covered-table-cell table:number-columns-repeated="10" table:style-name="ce27"/>
          <table:covered-table-cell table:style-name="ce20"/>
          <table:table-cell table:number-columns-repeated="1011"/>
        </table:table-row>
        <table:table-row table:style-name="ro3">
          <table:table-cell table:style-name="ce4" office:value-type="string">
            <text:p>M1</text:p>
          </table:table-cell>
          <table:table-cell table:style-name="ce8" office:value-type="string" table:number-columns-spanned="12" table:number-rows-spanned="1">
            <text:p>Distant detectable metastases as determined by classic clinical and radiographic means</text:p>
          </table:table-cell>
          <table:covered-table-cell table:number-columns-repeated="10" table:style-name="ce27"/>
          <table:covered-table-cell table:style-name="ce20"/>
          <table:table-cell table:formula="of:=CONCATENATE(&quot;INSERT INTO tnmM(listID, code, description) VALUES(40, '&quot;;[.A86];&quot;','&quot;;[.B86];&quot;');&quot;)" office:value-type="string" office:string-value="INSERT INTO tnmM(listID, code, description) VALUES(40, 'M1','Distant detectable metastases as determined by classic clinical and radiographic means');">
            <text:p>INSERT INTO tnmM(listID, code, description) VALUES(40, 'M1','Distant detectable metastases as determined by classic clinical and radiographic means');</text:p>
          </table:table-cell>
          <table:table-cell table:number-columns-repeated="1010"/>
        </table:table-row>
        <table:table-row table:style-name="ro3">
          <table:table-cell table:style-name="ce5"/>
          <table:table-cell table:style-name="ce9" office:value-type="string" table:number-columns-spanned="12" table:number-rows-spanned="1">
            <text:p>and/or histologically proven larger than 0.2 mm</text:p>
          </table:table-cell>
          <table:covered-table-cell table:number-columns-repeated="10" table:style-name="ce28"/>
          <table:covered-table-cell table:style-name="ce21"/>
          <table:table-cell table:number-columns-repeated="1011"/>
        </table:table-row>
        <table:table-row table:style-name="ro5">
          <table:table-cell table:style-name="ce11" office:value-type="string" table:number-columns-spanned="13" table:number-rows-spanned="1">
            <text:p>Posttreatment yp M classification</text:p>
          </table:table-cell>
          <table:covered-table-cell table:number-columns-repeated="11" table:style-name="ce30"/>
          <table:covered-table-cell table:style-name="ce46"/>
          <table:table-cell table:number-columns-repeated="1011"/>
        </table:table-row>
        <table:table-row table:style-name="ro3">
          <table:table-cell table:style-name="ce7" office:value-type="string" table:number-columns-spanned="13" table:number-rows-spanned="1">
            <text:p>The M category for patients treated with neoadjuvant therapy is the</text:p>
          </table:table-cell>
          <table:covered-table-cell table:number-columns-repeated="11" table:style-name="ce26"/>
          <table:covered-table-cell table:style-name="ce19"/>
          <table:table-cell table:number-columns-repeated="1011"/>
        </table:table-row>
        <table:table-row table:style-name="ro3">
          <table:table-cell table:style-name="ce8" office:value-type="string" table:number-columns-spanned="13" table:number-rows-spanned="1">
            <text:p>category assigned in the clinical stage, prior to initiation of neoadjuvant therapy. Identification of distant</text:p>
          </table:table-cell>
          <table:covered-table-cell table:number-columns-repeated="11" table:style-name="ce27"/>
          <table:covered-table-cell table:style-name="ce20"/>
          <table:table-cell table:number-columns-repeated="1011"/>
        </table:table-row>
        <table:table-row table:style-name="ro3">
          <table:table-cell table:style-name="ce8" office:value-type="string" table:number-columns-spanned="13" table:number-rows-spanned="1">
            <text:p>metastases after the start of therapy in cases where pretherapy evaluation showed no metastases is</text:p>
          </table:table-cell>
          <table:covered-table-cell table:number-columns-repeated="11" table:style-name="ce27"/>
          <table:covered-table-cell table:style-name="ce20"/>
          <table:table-cell table:number-columns-repeated="1011"/>
        </table:table-row>
        <table:table-row table:style-name="ro3">
          <table:table-cell table:style-name="ce8" office:value-type="string" table:number-columns-spanned="13" table:number-rows-spanned="1">
            <text:p>considered progression of disease, If a patient was designated to have detectable distant metastases (M1)</text:p>
          </table:table-cell>
          <table:covered-table-cell table:number-columns-repeated="11" table:style-name="ce27"/>
          <table:covered-table-cell table:style-name="ce20"/>
          <table:table-cell table:number-columns-repeated="1011"/>
        </table:table-row>
        <table:table-row table:style-name="ro3">
          <table:table-cell table:style-name="ce9" office:value-type="string" table:number-columns-spanned="13" table:number-rows-spanned="1">
            <text:p>before chemotherapy, the patient will be designated as M1 throughout</text:p>
          </table:table-cell>
          <table:covered-table-cell table:number-columns-repeated="11" table:style-name="ce28"/>
          <table:covered-table-cell table:style-name="ce21"/>
          <table:table-cell table:number-columns-repeated="1011"/>
        </table:table-row>
        <table:table-row table:style-name="ro7">
          <table:table-cell table:style-name="ce15" office:value-type="string" table:number-columns-spanned="13" table:number-rows-spanned="1">
            <text:p>Anatomic stage/prognostic groups <text:span text:style-name="T4">§§</text:span></text:p>
          </table:table-cell>
          <table:covered-table-cell table:number-columns-repeated="11" table:style-name="ce32"/>
          <table:covered-table-cell table:style-name="ce50"/>
          <table:table-cell table:number-columns-repeated="1011"/>
        </table:table-row>
        <table:table-row table:style-name="ro3">
          <table:table-cell table:style-name="ce16" office:value-type="string" table:number-columns-spanned="2" table:number-rows-spanned="1">
            <text:p>Stage 0</text:p>
          </table:table-cell>
          <table:covered-table-cell table:style-name="ce33"/>
          <table:table-cell table:style-name="ce36" office:value-type="string" table:number-columns-spanned="2" table:number-rows-spanned="1">
            <text:p>Tis</text:p>
          </table:table-cell>
          <table:covered-table-cell table:style-name="ce37"/>
          <table:table-cell table:style-name="ce36" office:value-type="string" table:number-columns-spanned="2" table:number-rows-spanned="1">
            <text:p>NO</text:p>
          </table:table-cell>
          <table:covered-table-cell table:style-name="ce37"/>
          <table:table-cell table:style-name="ce36" office:value-type="string" table:number-columns-spanned="2" table:number-rows-spanned="1">
            <text:p>MO</text:p>
          </table:table-cell>
          <table:covered-table-cell table:style-name="ce37"/>
          <table:table-cell table:style-name="ce38" table:number-columns-spanned="5" table:number-rows-spanned="19"/>
          <table:covered-table-cell table:number-columns-repeated="3" table:style-name="ce35"/>
          <table:covered-table-cell table:style-name="ce51"/>
          <table:table-cell table:formula="of:=CONCATENATE(&quot;INSERT INTO tnmStage(listID, t_code, n_code, m_code, stage) VALUES(20, '&quot;;[.C95];&quot;','p&quot;;[.E95];&quot;','&quot;;[.G95];&quot;','&quot;;[.A95];&quot;');&quot;)" office:value-type="string" office:string-value="INSERT INTO tnmStage(listID, t_code, n_code, m_code, stage) VALUES(20, 'Tis','pNO','MO','Stage 0');">
            <text:p>INSERT INTO tnmStage(listID, t_code, n_code, m_code, stage) VALUES(20, 'Tis','pNO','MO','Stage 0');</text:p>
          </table:table-cell>
          <table:table-cell table:number-columns-repeated="1010"/>
        </table:table-row>
        <table:table-row table:style-name="ro4">
          <table:table-cell table:style-name="ce16" office:value-type="string" table:number-columns-spanned="2" table:number-rows-spanned="1">
            <text:p>Stage IA</text:p>
          </table:table-cell>
          <table:covered-table-cell table:style-name="ce33"/>
          <table:table-cell table:style-name="ce16" office:value-type="string" table:number-columns-spanned="2" table:number-rows-spanned="1">
            <text:p>T1 <text:span text:style-name="T2">¥¥</text:span></text:p>
          </table:table-cell>
          <table:covered-table-cell table:style-name="ce33"/>
          <table:table-cell table:style-name="ce16" office:value-type="string" table:number-columns-spanned="2" table:number-rows-spanned="1">
            <text:p>NO</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96];&quot;','p&quot;;[.E96];&quot;','&quot;;[.G96];&quot;','&quot;;[.A96];&quot;');&quot;)" office:value-type="string" office:string-value="INSERT INTO tnmStage(listID, t_code, n_code, m_code, stage) VALUES(20, 'T1 ¥¥','pNO','MO','Stage IA');">
            <text:p>INSERT INTO tnmStage(listID, t_code, n_code, m_code, stage) VALUES(20, 'T1 ¥¥','pNO','MO','Stage IA');</text:p>
          </table:table-cell>
          <table:table-cell table:number-columns-repeated="1010"/>
        </table:table-row>
        <table:table-row table:style-name="ro3">
          <table:table-cell table:style-name="ce16" office:value-type="string" table:number-columns-spanned="2" table:number-rows-spanned="1">
            <text:p>Stage IB</text:p>
          </table:table-cell>
          <table:covered-table-cell table:style-name="ce33"/>
          <table:table-cell table:style-name="ce16" office:value-type="string" table:number-columns-spanned="2" table:number-rows-spanned="1">
            <text:p>TO</text:p>
          </table:table-cell>
          <table:covered-table-cell table:style-name="ce33"/>
          <table:table-cell table:style-name="ce16" office:value-type="string" table:number-columns-spanned="2" table:number-rows-spanned="1">
            <text:p>N lmi</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97];&quot;','p&quot;;[.E97];&quot;','&quot;;[.G97];&quot;','&quot;;[.A97];&quot;');&quot;)" office:value-type="string" office:string-value="INSERT INTO tnmStage(listID, t_code, n_code, m_code, stage) VALUES(20, 'TO','pN lmi','MO','Stage IB');">
            <text:p>INSERT INTO tnmStage(listID, t_code, n_code, m_code, stage) VALUES(20, 'TO','pN lmi','MO','Stage IB');</text:p>
          </table:table-cell>
          <table:table-cell table:number-columns-repeated="1010"/>
        </table:table-row>
        <table:table-row table:style-name="ro4">
          <table:table-cell table:style-name="ce16" office:value-type="string" table:number-columns-spanned="2" table:number-rows-spanned="1">
            <text:p>Stage IB</text:p>
          </table:table-cell>
          <table:covered-table-cell table:style-name="ce33"/>
          <table:table-cell table:style-name="ce16" office:value-type="string" table:number-columns-spanned="2" table:number-rows-spanned="1">
            <text:p>T1 <text:span text:style-name="T2">¥¥</text:span></text:p>
          </table:table-cell>
          <table:covered-table-cell table:style-name="ce33"/>
          <table:table-cell table:style-name="ce16" office:value-type="string" table:number-columns-spanned="2" table:number-rows-spanned="1">
            <text:p>N 1mi</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98];&quot;','p&quot;;[.E98];&quot;','&quot;;[.G98];&quot;','&quot;;[.A98];&quot;');&quot;)" office:value-type="string" office:string-value="INSERT INTO tnmStage(listID, t_code, n_code, m_code, stage) VALUES(20, 'T1 ¥¥','pN 1mi','MO','Stage IB');">
            <text:p>INSERT INTO tnmStage(listID, t_code, n_code, m_code, stage) VALUES(20, 'T1 ¥¥','pN 1mi','MO','Stage IB');</text:p>
          </table:table-cell>
          <table:table-cell table:number-columns-repeated="1010"/>
        </table:table-row>
        <table:table-row table:style-name="ro4">
          <table:table-cell table:style-name="ce16" office:value-type="string" table:number-columns-spanned="2" table:number-rows-spanned="1">
            <text:p>Stage IIA</text:p>
          </table:table-cell>
          <table:covered-table-cell table:style-name="ce33"/>
          <table:table-cell table:style-name="ce16" office:value-type="string" table:number-columns-spanned="2" table:number-rows-spanned="1">
            <text:p>TO</text:p>
          </table:table-cell>
          <table:covered-table-cell table:style-name="ce33"/>
          <table:table-cell table:style-name="ce16" office:value-type="string" table:number-columns-spanned="2" table:number-rows-spanned="1">
            <text:p>N1 <text:span text:style-name="T2">‡‡</text:span></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99];&quot;','p&quot;;[.E99];&quot;','&quot;;[.G99];&quot;','&quot;;[.A99];&quot;');&quot;)" office:value-type="string" office:string-value="INSERT INTO tnmStage(listID, t_code, n_code, m_code, stage) VALUES(20, 'TO','pN1 ‡‡','MO','Stage IIA');">
            <text:p>INSERT INTO tnmStage(listID, t_code, n_code, m_code, stage) VALUES(20, 'TO','pN1 ‡‡','MO','Stage IIA');</text:p>
          </table:table-cell>
          <table:table-cell table:number-columns-repeated="1010"/>
        </table:table-row>
        <table:table-row table:style-name="ro4">
          <table:table-cell table:style-name="ce16" office:value-type="string" table:number-columns-spanned="2" table:number-rows-spanned="1">
            <text:p>Stage IIA</text:p>
          </table:table-cell>
          <table:covered-table-cell table:style-name="ce33"/>
          <table:table-cell table:style-name="ce16" office:value-type="string" table:number-columns-spanned="2" table:number-rows-spanned="1">
            <text:p>T1 <text:span text:style-name="T2">¥¥</text:span></text:p>
          </table:table-cell>
          <table:covered-table-cell table:style-name="ce33"/>
          <table:table-cell table:style-name="ce16" office:value-type="string" table:number-columns-spanned="2" table:number-rows-spanned="1">
            <text:p>N1 <text:span text:style-name="T2">‡‡</text:span></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100];&quot;','p&quot;;[.E100];&quot;','&quot;;[.G100];&quot;','&quot;;[.A100];&quot;');&quot;)" office:value-type="string" office:string-value="INSERT INTO tnmStage(listID, t_code, n_code, m_code, stage) VALUES(20, 'T1 ¥¥','pN1 ‡‡','MO','Stage IIA');">
            <text:p>INSERT INTO tnmStage(listID, t_code, n_code, m_code, stage) VALUES(20, 'T1 ¥¥','pN1 ‡‡','MO','Stage IIA');</text:p>
          </table:table-cell>
          <table:table-cell table:number-columns-repeated="1010"/>
        </table:table-row>
        <table:table-row table:style-name="ro3">
          <table:table-cell table:style-name="ce16" office:value-type="string" table:number-columns-spanned="2" table:number-rows-spanned="1">
            <text:p>Stage IIA</text:p>
          </table:table-cell>
          <table:covered-table-cell table:style-name="ce33"/>
          <table:table-cell table:style-name="ce16" office:value-type="string" table:number-columns-spanned="2" table:number-rows-spanned="1">
            <text:p>T2</text:p>
          </table:table-cell>
          <table:covered-table-cell table:style-name="ce33"/>
          <table:table-cell table:style-name="ce16" office:value-type="string" table:number-columns-spanned="2" table:number-rows-spanned="1">
            <text:p>NO</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101];&quot;','p&quot;;[.E101];&quot;','&quot;;[.G101];&quot;','&quot;;[.A101];&quot;');&quot;)" office:value-type="string" office:string-value="INSERT INTO tnmStage(listID, t_code, n_code, m_code, stage) VALUES(20, 'T2','pNO','MO','Stage IIA');">
            <text:p>INSERT INTO tnmStage(listID, t_code, n_code, m_code, stage) VALUES(20, 'T2','pNO','MO','Stage IIA');</text:p>
          </table:table-cell>
          <table:table-cell table:number-columns-repeated="1010"/>
        </table:table-row>
        <table:table-row table:style-name="ro3">
          <table:table-cell table:style-name="ce16" office:value-type="string" table:number-columns-spanned="2" table:number-rows-spanned="1">
            <text:p>Stage IIB</text:p>
          </table:table-cell>
          <table:covered-table-cell table:style-name="ce33"/>
          <table:table-cell table:style-name="ce16" office:value-type="string" table:number-columns-spanned="2" table:number-rows-spanned="1">
            <text:p>T2</text:p>
          </table:table-cell>
          <table:covered-table-cell table:style-name="ce33"/>
          <table:table-cell table:style-name="ce16" office:value-type="string" table:number-columns-spanned="2" table:number-rows-spanned="1">
            <text:p>N1</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102];&quot;','p&quot;;[.E102];&quot;','&quot;;[.G102];&quot;','&quot;;[.A102];&quot;');&quot;)" office:value-type="string" office:string-value="INSERT INTO tnmStage(listID, t_code, n_code, m_code, stage) VALUES(20, 'T2','pN1','MO','Stage IIB');">
            <text:p>INSERT INTO tnmStage(listID, t_code, n_code, m_code, stage) VALUES(20, 'T2','pN1','MO','Stage IIB');</text:p>
          </table:table-cell>
          <table:table-cell table:number-columns-repeated="1010"/>
        </table:table-row>
        <table:table-row table:style-name="ro3">
          <table:table-cell table:style-name="ce16" office:value-type="string" table:number-columns-spanned="2" table:number-rows-spanned="1">
            <text:p>Stage IIB</text:p>
          </table:table-cell>
          <table:covered-table-cell table:style-name="ce33"/>
          <table:table-cell table:style-name="ce16" office:value-type="string" table:number-columns-spanned="2" table:number-rows-spanned="1">
            <text:p>T3</text:p>
          </table:table-cell>
          <table:covered-table-cell table:style-name="ce33"/>
          <table:table-cell table:style-name="ce16" office:value-type="string" table:number-columns-spanned="2" table:number-rows-spanned="1">
            <text:p>NO</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103];&quot;','p&quot;;[.E103];&quot;','&quot;;[.G103];&quot;','&quot;;[.A103];&quot;');&quot;)" office:value-type="string" office:string-value="INSERT INTO tnmStage(listID, t_code, n_code, m_code, stage) VALUES(20, 'T3','pNO','MO','Stage IIB');">
            <text:p>INSERT INTO tnmStage(listID, t_code, n_code, m_code, stage) VALUES(20, 'T3','pNO','MO','Stage IIB');</text:p>
          </table:table-cell>
          <table:table-cell table:number-columns-repeated="1010"/>
        </table:table-row>
        <table:table-row table:style-name="ro3">
          <table:table-cell table:style-name="ce16" office:value-type="string" table:number-columns-spanned="2" table:number-rows-spanned="1">
            <text:p>Stage IIIA</text:p>
          </table:table-cell>
          <table:covered-table-cell table:style-name="ce33"/>
          <table:table-cell table:style-name="ce16" office:value-type="string" table:number-columns-spanned="2" table:number-rows-spanned="1">
            <text:p>TO</text:p>
          </table:table-cell>
          <table:covered-table-cell table:style-name="ce33"/>
          <table:table-cell table:style-name="ce16" office:value-type="string" table:number-columns-spanned="2" table:number-rows-spanned="1">
            <text:p>N2</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104];&quot;','p&quot;;[.E104];&quot;','&quot;;[.G104];&quot;','&quot;;[.A104];&quot;');&quot;)" office:value-type="string" office:string-value="INSERT INTO tnmStage(listID, t_code, n_code, m_code, stage) VALUES(20, 'TO','pN2','MO','Stage IIIA');">
            <text:p>INSERT INTO tnmStage(listID, t_code, n_code, m_code, stage) VALUES(20, 'TO','pN2','MO','Stage IIIA');</text:p>
          </table:table-cell>
          <table:table-cell table:number-columns-repeated="1010"/>
        </table:table-row>
        <table:table-row table:style-name="ro4">
          <table:table-cell table:style-name="ce16" office:value-type="string" table:number-columns-spanned="2" table:number-rows-spanned="1">
            <text:p>Stage IIIA</text:p>
          </table:table-cell>
          <table:covered-table-cell table:style-name="ce33"/>
          <table:table-cell table:style-name="ce16" office:value-type="string" table:number-columns-spanned="2" table:number-rows-spanned="1">
            <text:p>T1 <text:span text:style-name="T2">¥¥</text:span></text:p>
          </table:table-cell>
          <table:covered-table-cell table:style-name="ce33"/>
          <table:table-cell table:style-name="ce16" office:value-type="string" table:number-columns-spanned="2" table:number-rows-spanned="1">
            <text:p>N2</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105];&quot;','p&quot;;[.E105];&quot;','&quot;;[.G105];&quot;','&quot;;[.A105];&quot;');&quot;)" office:value-type="string" office:string-value="INSERT INTO tnmStage(listID, t_code, n_code, m_code, stage) VALUES(20, 'T1 ¥¥','pN2','MO','Stage IIIA');">
            <text:p>INSERT INTO tnmStage(listID, t_code, n_code, m_code, stage) VALUES(20, 'T1 ¥¥','pN2','MO','Stage IIIA');</text:p>
          </table:table-cell>
          <table:table-cell table:number-columns-repeated="1010"/>
        </table:table-row>
        <table:table-row table:style-name="ro3">
          <table:table-cell table:style-name="ce16" office:value-type="string" table:number-columns-spanned="2" table:number-rows-spanned="1">
            <text:p>Stage IIIA</text:p>
          </table:table-cell>
          <table:covered-table-cell table:style-name="ce33"/>
          <table:table-cell table:style-name="ce16" office:value-type="string" table:number-columns-spanned="2" table:number-rows-spanned="1">
            <text:p>T2</text:p>
          </table:table-cell>
          <table:covered-table-cell table:style-name="ce33"/>
          <table:table-cell table:style-name="ce16" office:value-type="string" table:number-columns-spanned="2" table:number-rows-spanned="1">
            <text:p>N2</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106];&quot;','p&quot;;[.E106];&quot;','&quot;;[.G106];&quot;','&quot;;[.A106];&quot;');&quot;)" office:value-type="string" office:string-value="INSERT INTO tnmStage(listID, t_code, n_code, m_code, stage) VALUES(20, 'T2','pN2','MO','Stage IIIA');">
            <text:p>INSERT INTO tnmStage(listID, t_code, n_code, m_code, stage) VALUES(20, 'T2','pN2','MO','Stage IIIA');</text:p>
          </table:table-cell>
          <table:table-cell table:number-columns-repeated="1010"/>
        </table:table-row>
        <table:table-row table:style-name="ro3">
          <table:table-cell table:style-name="ce16" office:value-type="string" table:number-columns-spanned="2" table:number-rows-spanned="1">
            <text:p>Stage IIIA</text:p>
          </table:table-cell>
          <table:covered-table-cell table:style-name="ce33"/>
          <table:table-cell table:style-name="ce16" office:value-type="string" table:number-columns-spanned="2" table:number-rows-spanned="1">
            <text:p>T3</text:p>
          </table:table-cell>
          <table:covered-table-cell table:style-name="ce33"/>
          <table:table-cell table:style-name="ce16" office:value-type="string" table:number-columns-spanned="2" table:number-rows-spanned="1">
            <text:p>N1</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107];&quot;','p&quot;;[.E107];&quot;','&quot;;[.G107];&quot;','&quot;;[.A107];&quot;');&quot;)" office:value-type="string" office:string-value="INSERT INTO tnmStage(listID, t_code, n_code, m_code, stage) VALUES(20, 'T3','pN1','MO','Stage IIIA');">
            <text:p>INSERT INTO tnmStage(listID, t_code, n_code, m_code, stage) VALUES(20, 'T3','pN1','MO','Stage IIIA');</text:p>
          </table:table-cell>
          <table:table-cell table:number-columns-repeated="1010"/>
        </table:table-row>
        <table:table-row table:style-name="ro3">
          <table:table-cell table:style-name="ce16" office:value-type="string" table:number-columns-spanned="2" table:number-rows-spanned="1">
            <text:p>Stage IIIA</text:p>
          </table:table-cell>
          <table:covered-table-cell table:style-name="ce33"/>
          <table:table-cell table:style-name="ce16" office:value-type="string" table:number-columns-spanned="2" table:number-rows-spanned="1">
            <text:p>T3</text:p>
          </table:table-cell>
          <table:covered-table-cell table:style-name="ce33"/>
          <table:table-cell table:style-name="ce16" office:value-type="string" table:number-columns-spanned="2" table:number-rows-spanned="1">
            <text:p>N2</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108];&quot;','p&quot;;[.E108];&quot;','&quot;;[.G108];&quot;','&quot;;[.A108];&quot;');&quot;)" office:value-type="string" office:string-value="INSERT INTO tnmStage(listID, t_code, n_code, m_code, stage) VALUES(20, 'T3','pN2','MO','Stage IIIA');">
            <text:p>INSERT INTO tnmStage(listID, t_code, n_code, m_code, stage) VALUES(20, 'T3','pN2','MO','Stage IIIA');</text:p>
          </table:table-cell>
          <table:table-cell table:number-columns-repeated="1010"/>
        </table:table-row>
        <table:table-row table:style-name="ro3">
          <table:table-cell table:style-name="ce16" office:value-type="string" table:number-columns-spanned="2" table:number-rows-spanned="1">
            <text:p>Stage IIIB</text:p>
          </table:table-cell>
          <table:covered-table-cell table:style-name="ce33"/>
          <table:table-cell table:style-name="ce16" office:value-type="string" table:number-columns-spanned="2" table:number-rows-spanned="1">
            <text:p>T4</text:p>
          </table:table-cell>
          <table:covered-table-cell table:style-name="ce33"/>
          <table:table-cell table:style-name="ce16" office:value-type="string" table:number-columns-spanned="2" table:number-rows-spanned="1">
            <text:p>NO</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109];&quot;','p&quot;;[.E109];&quot;','&quot;;[.G109];&quot;','&quot;;[.A109];&quot;');&quot;)" office:value-type="string" office:string-value="INSERT INTO tnmStage(listID, t_code, n_code, m_code, stage) VALUES(20, 'T4','pNO','MO','Stage IIIB');">
            <text:p>INSERT INTO tnmStage(listID, t_code, n_code, m_code, stage) VALUES(20, 'T4','pNO','MO','Stage IIIB');</text:p>
          </table:table-cell>
          <table:table-cell table:number-columns-repeated="1010"/>
        </table:table-row>
        <table:table-row table:style-name="ro3">
          <table:table-cell table:style-name="ce16" office:value-type="string" table:number-columns-spanned="2" table:number-rows-spanned="1">
            <text:p>Stage IIIB</text:p>
          </table:table-cell>
          <table:covered-table-cell table:style-name="ce33"/>
          <table:table-cell table:style-name="ce16" office:value-type="string" table:number-columns-spanned="2" table:number-rows-spanned="1">
            <text:p>T4</text:p>
          </table:table-cell>
          <table:covered-table-cell table:style-name="ce33"/>
          <table:table-cell table:style-name="ce16" office:value-type="string" table:number-columns-spanned="2" table:number-rows-spanned="1">
            <text:p>N1</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110];&quot;','p&quot;;[.E110];&quot;','&quot;;[.G110];&quot;','&quot;;[.A110];&quot;');&quot;)" office:value-type="string" office:string-value="INSERT INTO tnmStage(listID, t_code, n_code, m_code, stage) VALUES(20, 'T4','pN1','MO','Stage IIIB');">
            <text:p>INSERT INTO tnmStage(listID, t_code, n_code, m_code, stage) VALUES(20, 'T4','pN1','MO','Stage IIIB');</text:p>
          </table:table-cell>
          <table:table-cell table:number-columns-repeated="1010"/>
        </table:table-row>
        <table:table-row table:style-name="ro3">
          <table:table-cell table:style-name="ce16" office:value-type="string" table:number-columns-spanned="2" table:number-rows-spanned="1">
            <text:p>Stage IIIB</text:p>
          </table:table-cell>
          <table:covered-table-cell table:style-name="ce33"/>
          <table:table-cell table:style-name="ce16" office:value-type="string" table:number-columns-spanned="2" table:number-rows-spanned="1">
            <text:p>T4</text:p>
          </table:table-cell>
          <table:covered-table-cell table:style-name="ce33"/>
          <table:table-cell table:style-name="ce16" office:value-type="string" table:number-columns-spanned="2" table:number-rows-spanned="1">
            <text:p>N2</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111];&quot;','p&quot;;[.E111];&quot;','&quot;;[.G111];&quot;','&quot;;[.A111];&quot;');&quot;)" office:value-type="string" office:string-value="INSERT INTO tnmStage(listID, t_code, n_code, m_code, stage) VALUES(20, 'T4','pN2','MO','Stage IIIB');">
            <text:p>INSERT INTO tnmStage(listID, t_code, n_code, m_code, stage) VALUES(20, 'T4','pN2','MO','Stage IIIB');</text:p>
          </table:table-cell>
          <table:table-cell table:number-columns-repeated="1010"/>
        </table:table-row>
        <table:table-row table:style-name="ro3">
          <table:table-cell table:style-name="ce16" office:value-type="string" table:number-columns-spanned="2" table:number-rows-spanned="1">
            <text:p>Stage IIIC</text:p>
          </table:table-cell>
          <table:covered-table-cell table:style-name="ce33"/>
          <table:table-cell table:style-name="ce16" office:value-type="string" table:number-columns-spanned="2" table:number-rows-spanned="1">
            <text:p>Any T</text:p>
          </table:table-cell>
          <table:covered-table-cell table:style-name="ce33"/>
          <table:table-cell table:style-name="ce16" office:value-type="string" table:number-columns-spanned="2" table:number-rows-spanned="1">
            <text:p>N3</text:p>
          </table:table-cell>
          <table:covered-table-cell table:style-name="ce33"/>
          <table:table-cell table:style-name="ce16" office:value-type="string" table:number-columns-spanned="2" table:number-rows-spanned="1">
            <text:p>MO</text:p>
          </table:table-cell>
          <table:covered-table-cell table:style-name="ce33"/>
          <table:covered-table-cell table:style-name="ce39"/>
          <table:covered-table-cell table:number-columns-repeated="3" table:style-name="ce35"/>
          <table:covered-table-cell table:style-name="ce51"/>
          <table:table-cell table:formula="of:=CONCATENATE(&quot;INSERT INTO tnmStage(listID, t_code, n_code, m_code, stage) VALUES(20, '&quot;;[.C112];&quot;','p&quot;;[.E112];&quot;','&quot;;[.G112];&quot;','&quot;;[.A112];&quot;');&quot;)" office:value-type="string" office:string-value="INSERT INTO tnmStage(listID, t_code, n_code, m_code, stage) VALUES(20, 'Any T','pN3','MO','Stage IIIC');">
            <text:p>INSERT INTO tnmStage(listID, t_code, n_code, m_code, stage) VALUES(20, 'Any T','pN3','MO','Stage IIIC');</text:p>
          </table:table-cell>
          <table:table-cell table:number-columns-repeated="1010"/>
        </table:table-row>
        <table:table-row table:style-name="ro3">
          <table:table-cell table:style-name="ce17" office:value-type="string" table:number-columns-spanned="2" table:number-rows-spanned="1">
            <text:p>Stage IV</text:p>
          </table:table-cell>
          <table:covered-table-cell table:style-name="ce34"/>
          <table:table-cell table:style-name="ce17" office:value-type="string" table:number-columns-spanned="2" table:number-rows-spanned="1">
            <text:p>Any T</text:p>
          </table:table-cell>
          <table:covered-table-cell table:style-name="ce34"/>
          <table:table-cell table:style-name="ce17" office:value-type="string" table:number-columns-spanned="2" table:number-rows-spanned="1">
            <text:p>Any N</text:p>
          </table:table-cell>
          <table:covered-table-cell table:style-name="ce34"/>
          <table:table-cell table:style-name="ce17" office:value-type="string" table:number-columns-spanned="2" table:number-rows-spanned="1">
            <text:p>M1</text:p>
          </table:table-cell>
          <table:covered-table-cell table:style-name="ce34"/>
          <table:covered-table-cell table:style-name="ce40"/>
          <table:covered-table-cell table:number-columns-repeated="3" table:style-name="ce41"/>
          <table:covered-table-cell table:style-name="ce52"/>
          <table:table-cell table:formula="of:=CONCATENATE(&quot;INSERT INTO tnmStage(listID, t_code, n_code, m_code, stage) VALUES(20, '&quot;;[.C113];&quot;','p&quot;;[.E113];&quot;','&quot;;[.G113];&quot;','&quot;;[.A113];&quot;');&quot;)" office:value-type="string" office:string-value="INSERT INTO tnmStage(listID, t_code, n_code, m_code, stage) VALUES(20, 'Any T','pAny N','M1','Stage IV');">
            <text:p>INSERT INTO tnmStage(listID, t_code, n_code, m_code, stage) VALUES(20, 'Any T','pAny N','M1','Stage IV');</text:p>
          </table:table-cell>
          <table:table-cell table:number-columns-repeated="1010"/>
        </table:table-row>
        <table:table-row table:style-name="ro3">
          <table:table-cell table:style-name="ce18" table:number-columns-repeated="15"/>
          <table:table-cell table:style-name="ce22"/>
          <table:table-cell/>
          <table:table-cell table:style-name="ce22" table:number-columns-repeated="2"/>
          <table:table-cell table:number-columns-repeated="1005"/>
        </table:table-row>
        <table:table-row table:style-name="ro3">
          <table:table-cell table:style-name="ce19" office:value-type="string" table:number-columns-spanned="15" table:number-rows-spanned="1">
            <text:p><text:s/>*The T classification of the primary tumor is the same regardless of whether it is based on clinical or pathologic</text:p>
          </table:table-cell>
          <table:covered-table-cell table:number-columns-repeated="13" table:style-name="ce26"/>
          <table:covered-table-cell table:style-name="ce19"/>
          <table:table-cell table:style-name="ce22" table:number-columns-repeated="4"/>
          <table:table-cell table:number-columns-repeated="1005"/>
        </table:table-row>
        <table:table-row table:style-name="ro3">
          <table:table-cell table:style-name="ce20" office:value-type="string" table:number-columns-spanned="15" table:number-rows-spanned="1">
            <text:p>criteria, or both. Designation should be made with the subscript "c" or "p" modifier to indicate whether the T</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classification was determined by clinical (physical examination or radiologic) or pathologic measurements,</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respectively. In general, pathologic determination should take precedence over clinical determination of T size. . </text:p>
          </table:table-cell>
          <table:covered-table-cell table:number-columns-repeated="13" table:style-name="ce27"/>
          <table:covered-table-cell table:style-name="ce20"/>
          <table:table-cell table:style-name="ce22" table:number-columns-repeated="5"/>
          <table:table-cell table:number-columns-repeated="1004"/>
        </table:table-row>
        <table:table-row table:style-name="ro3">
          <table:table-cell table:style-name="ce20" office:value-type="string" table:number-columns-spanned="15" table:number-rows-spanned="1">
            <text:p>Size should be measured to the nearest millimeter. If the tumor size is slightly less than or greater than a cutoff for a given T classification, </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it is recommended that the size be rounded to the millimeter reading that is closest to the cutoff. ' A Multiple simultaneous </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ipsilateral primary carcinomas are defined as infiltrating carcinomas in the same breast, which are grossly or macroscopically distinct and measurable. </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T stage is based only on the largest tumor. The presence and sizes of the smaller tumor(s) should be recorded using the "(m)" modifier.</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 Invasion of the dermis alone does not qualify as T4; dimpling of the skin, nipple retraction, or any other skin</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change except those described underT4b and T4d may occur in T1, T2, or T3 without changing the classification.</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The chest wall includes ribs, intercostal muscles, and serratus anterior muscle, but not the pectoralis muscles.</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 Inflammatory carcinoma is a clinical-pathologic entity characterized by diffuse erythema and edema (peau</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d'orange) involving a third or more of the skin of the breast. These skin changes are due to lymphedema caused</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text:s/>by tumor emboli within dermal lymphatics, Although dermal lymphatic involvement suppofts the diagnosis of</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text:s/>inflammatory breast cancer, it is neither necessary nor sufficient, in the absence of classical clinical findings, </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for the diagnosis of inflammatory breast cancer.</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If a cancer was designated as inflammatory before neoadjuvant chemotherapy, the patient will be designated</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to have inflammatory breast cancer throughout, even if the patient has complete resolution of inflammatory findings.</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 Clinically detected is defined as detecting by imaging studies (excluding lymphoscintigraphy) or by clinical</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examination and having characteristics highly suspicious for malignancy or a presumed pathologic</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macrometastasis based on fine needle aspiration biopsy with cytologic examination. Confirmation of clinically</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 detected metastatic disease by fine needle aspiration without excision biopsy is designated with an (f) suffix, for</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example, cN3a(f). Excisional biopsy of a lymph node or biopsy of a sentinel node, in the absence of assignment</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of a pT, is classified as a clinical N, for example, cN1. Information regarding the confirmation of the nodal status</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will be designated in site speciflc factors as clinical, flne needle aspiration, core biopsy, or sentinel lymph node</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biopsy. Pathologic classification (pN) is used for excision or sentinel lymph node biopsy only in conjunction with a</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pathologic T assignment.</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 Classification is based on axillary lymph node dissection with or without sentinel lymph node biopsy.</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Classification based solely on sentinel lymph node biopsy without subsequent axillary lymph node dissection is</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designated (sn) for "sentinel node," for example, pNO(sn). ' ** Isolated tumor cell clusters (ITC) are defined as small clusters of cells not </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greater than 0.2 mm, or single tumor cells, or a cluster of fewer than 200 cells in a single histologic cross-section. ITCs may be detected by</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routine histology or by immunohistochemical (IHC) methods. Nodes containing only ITCs are excluded from the</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total positive node count for purposes of N classification but should be included in the total number of nodes</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evaluated. .. RT-PCR: reverse transcriptase/polymerase chain reaction.</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 "Not clinically detected" is defined as not detected by imaging studies (excluding lymphoscintigraphy) or not</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detected by clinical examination.</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4">
          <table:table-cell table:style-name="ce20" office:value-type="string" table:number-columns-spanned="15" table:number-rows-spanned="1">
            <text:p><text:s/><text:span text:style-name="T2">◊◊ </text:span><text:span text:style-name="T2">"Clinically detected" is defined as detected by imaging studies (excluding lymphoscintigraphy) or by clinical examination</text:span></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text:s/>and having characteristics highly suspicious for malignancy or a presumed pathologic macrometastasis based on fine needle </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aspiration biopsy with cytologic examination.</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 Anatomic stage:</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 M0 includes MO(i+).</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8">
          <table:table-cell table:style-name="ce20" office:value-type="string" table:number-columns-spanned="15" table:number-rows-spanned="1">
            <text:p>- The designation pMO is not valid; any M0 should be clinical.</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9">
          <table:table-cell table:style-name="ce20" office:value-type="string" table:number-columns-spanned="15" table:number-rows-spanned="1">
            <text:p>If a patient presents with M1 prior to neoadjuvant systemic therapy, the stage is considered Stage IV and remains Stage IV regardless of response to neoadjuvant therapy remains AT Stage IV regardless of response to neoadjuvant therapy.</text:p>
            <text:p/>
          </table:table-cell>
          <table:covered-table-cell table:number-columns-repeated="13" table:style-name="ce27"/>
          <table:covered-table-cell table:style-name="ce20"/>
          <table:table-cell table:style-name="ce53"/>
          <table:table-cell/>
          <table:table-cell table:style-name="ce22" table:number-columns-repeated="2"/>
          <table:table-cell table:number-columns-repeated="1005"/>
        </table:table-row>
        <table:table-row table:style-name="ro3">
          <table:table-cell table:style-name="ce20" office:value-type="string" table:number-columns-spanned="15" table:number-rows-spanned="1">
            <text:p>- Stage designation may be changed if postsurgical imaging studies reveal the presence of distant metastases,</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provided that the studies are carried out within 4 months of diagnosis in the absence of disease progression and</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provided that the patient has not received neoadjuvant therapy.</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 Postneoadjuvant therapy is designated with the "y" prefix. For patients with a pathologic complete response</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pCR) to neoadjuvant therapy, no stage group is assigned (ie, yT0N0M0).</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 T1 includes T1mi.</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 T0 and T1 tumors with nodal micrometastases only are excluded from Stage IIA and are classified Stage IB.</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Used with the permission of the American Joint Committee on Cancer (AJCC), Chicago, Illinois. The original</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0" office:value-type="string" table:number-columns-spanned="15" table:number-rows-spanned="1">
            <text:p>source for this material is the AJCC Cancer Staging Manual, Seventh Edition (2010) published by Springer New</text:p>
          </table:table-cell>
          <table:covered-table-cell table:number-columns-repeated="13" table:style-name="ce27"/>
          <table:covered-table-cell table:style-name="ce20"/>
          <table:table-cell table:style-name="ce22" table:number-columns-repeated="4"/>
          <table:table-cell table:number-columns-repeated="1005"/>
        </table:table-row>
        <table:table-row table:style-name="ro3">
          <table:table-cell table:style-name="ce21" office:value-type="string" table:number-columns-spanned="15" table:number-rows-spanned="1">
            <text:p>York, Inc.</text:p>
          </table:table-cell>
          <table:covered-table-cell table:number-columns-repeated="13" table:style-name="ce28"/>
          <table:covered-table-cell table:style-name="ce21"/>
          <table:table-cell table:style-name="ce22" table:number-columns-repeated="4"/>
          <table:table-cell table:number-columns-repeated="1005"/>
        </table:table-row>
        <table:table-row table:style-name="ro3">
          <table:table-cell table:style-name="ce22" table:number-columns-repeated="19"/>
          <table:table-cell table:number-columns-repeated="1005"/>
        </table:table-row>
        <table:table-row table:style-name="ro3" table:number-rows-repeated="139">
          <table:table-cell table:style-name="ce22" table:number-columns-repeated="17"/>
          <table:table-cell table:number-columns-repeated="1007"/>
        </table:table-row>
        <table:table-row table:style-name="ro3" table:number-rows-repeated="1048268">
          <table:table-cell table:number-columns-repeated="1024"/>
        </table:table-row>
        <table:table-row table:style-name="ro3">
          <table:table-cell table:number-columns-repeated="1024"/>
        </table:table-row>
      </table:table>
      <table:table table:name="Sheet2" table:style-name="ta2" table:print="false">
        <table:table-column table:style-name="co1"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table>
      <table:table table:name="Sheet3" table:style-name="ta3" table:print="false">
        <table:table-column table:style-name="co1"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16P0" style:volatile="true" number:language="en" number:country="US">
      <number:currency-symbol/>
      <number:number number:decimal-places="0" number:min-integer-digits="1" number:grouping="true"/>
      <number:text> </number:text>
    </number:currency-style>
    <number:currency-style style:name="N5116" number:language="en" number:country="US">
      <number:text>(</number:text>
      <number:currency-symbol/>
      <number:number number:decimal-places="0" number:min-integer-digits="1" number:grouping="true"/>
      <number:text>)</number:text>
      <style:map style:condition="value()&gt;=0" style:apply-style-name="N5116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style:text-properties fo:color="#ff0000"/>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2" number:min-integer-digits="1" number:grouping="true"/>
      <number:text> </number:text>
    </number:currency-style>
    <number:currency-style style:name="N5118" number:language="en" number:country="US">
      <number:text>(</number:text>
      <number:currency-symbol/>
      <number:number number:decimal-places="2" number:min-integer-digits="1" number:grouping="true"/>
      <number:text>)</number:text>
      <style:map style:condition="value()&gt;=0" style:apply-style-name="N5118P0"/>
    </number:currency-style>
    <number:currency-style style:name="N5119P0" style:volatile="true" number:language="en" number:country="US">
      <number:currency-symbol/>
      <number:number number:decimal-places="2" number:min-integer-digits="1" number:grouping="true"/>
      <number:text> </number:text>
    </number:currency-style>
    <number:currency-style style:name="N5119" number:language="en" number:country="US">
      <style:text-properties fo:color="#ff0000"/>
      <number:text>(</number:text>
      <number:currency-symbol/>
      <number:number number:decimal-places="2" number:min-integer-digits="1" number:grouping="true"/>
      <number:text>)</number:text>
      <style:map style:condition="value()&gt;=0" style:apply-style-name="N5119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2" number:min-integer-digits="1" number:grouping="true"/>
      <number:text> </number:text>
    </number:number-style>
    <number:number-style style:name="N5131" number:language="en" number:country="US">
      <number:text>(</number:text>
      <number:number number:decimal-places="2" number:min-integer-digits="1" number:grouping="true"/>
      <number:text>)</number:text>
      <style:map style:condition="value()&gt;=0" style:apply-style-name="N5131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number-style style:name="N5133P0" style:volatile="true" number:language="en" number:country="US">
      <number:text> </number:text>
      <number:number number:decimal-places="0" number:min-integer-digits="1" number:grouping="true"/>
      <number:text> </number:text>
    </number:number-style>
    <number:number-style style:name="N5133P1" style:volatile="true" number:language="en" number:country="US">
      <number:text> (</number:text>
      <number:number number:decimal-places="0" number:min-integer-digits="1" number:grouping="true"/>
      <number:text>)</number:text>
    </number:number-style>
    <number:number-style style:name="N5133P2" style:volatile="true" number:language="en" number:country="US">
      <number:text> - </number:text>
    </number:number-style>
    <number:text-style style:name="N5133" number:language="en" number:country="US">
      <number:text> </number:text>
      <number:text-content/>
      <number:text> </number:text>
      <style:map style:condition="value()&gt;0" style:apply-style-name="N5133P0"/>
      <style:map style:condition="value()&lt;0" style:apply-style-name="N5133P1"/>
      <style:map style:condition="value()=0" style:apply-style-name="N5133P2"/>
    </number:text-style>
    <number:currency-style style:name="N5134P0" style:volatile="true" number:language="en" number:country="US">
      <number:text> </number:text>
      <number:currency-symbol/>
      <number:number number:decimal-places="0" number:min-integer-digits="1" number:grouping="true"/>
      <number:text> </number:text>
    </number:currency-style>
    <number:currency-style style:name="N5134P1" style:volatile="true" number:language="en" number:country="US">
      <number:text> </number:text>
      <number:currency-symbol/>
      <number:text>(</number:text>
      <number:number number:decimal-places="0" number:min-integer-digits="1" number:grouping="true"/>
      <number:text>)</number:text>
    </number:currency-style>
    <number:currency-style style:name="N5134P2" style:volatile="true" number:language="en" number:country="US">
      <number:text> </number:text>
      <number:currency-symbol/>
      <number:text>- </number:text>
    </number:currency-style>
    <number:text-style style:name="N5134" number:language="en" number:country="US">
      <number:text> </number:text>
      <number:text-content/>
      <number:text> </number:text>
      <style:map style:condition="value()&gt;0" style:apply-style-name="N5134P0"/>
      <style:map style:condition="value()&lt;0" style:apply-style-name="N5134P1"/>
      <style:map style:condition="value()=0" style:apply-style-name="N5134P2"/>
    </number:text-style>
    <number:number-style style:name="N5135P0" style:volatile="true" number:language="en" number:country="US">
      <number:text> </number:text>
      <number:number number:decimal-places="2" number:min-integer-digits="1" number:grouping="true"/>
      <number:text> </number:text>
    </number:number-style>
    <number:number-style style:name="N5135P1" style:volatile="true" number:language="en" number:country="US">
      <number:text> (</number:text>
      <number:number number:decimal-places="2" number:min-integer-digits="1" number:grouping="true"/>
      <number:text>)</number:text>
    </number:number-style>
    <number:number-style style:name="N5135P2" style:volatile="true" number:language="en" number:country="US">
      <number:text> -</number:text>
      <number:number number:decimal-places="0" number:min-integer-digits="0"/>
      <number:text> </number:text>
    </number:number-style>
    <number:text-style style:name="N5135" number:language="en" number:country="US">
      <number:text> </number:text>
      <number:text-content/>
      <number:text> </number:text>
      <style:map style:condition="value()&gt;0" style:apply-style-name="N5135P0"/>
      <style:map style:condition="value()&lt;0" style:apply-style-name="N5135P1"/>
      <style:map style:condition="value()=0" style:apply-style-name="N5135P2"/>
    </number:text-style>
    <number:currency-style style:name="N5136P0" style:volatile="true" number:language="en" number:country="US">
      <number:text> </number:text>
      <number:currency-symbol/>
      <number:number number:decimal-places="2" number:min-integer-digits="1" number:grouping="true"/>
      <number:text> </number:text>
    </number:currency-style>
    <number:currency-style style:name="N5136P1" style:volatile="true" number:language="en" number:country="US">
      <number:text> </number:text>
      <number:currency-symbol/>
      <number:text>(</number:text>
      <number:number number:decimal-places="2" number:min-integer-digits="1" number:grouping="true"/>
      <number:text>)</number:text>
    </number:currency-style>
    <number:currency-style style:name="N5136P2" style:volatile="true" number:language="en" number:country="US">
      <number:text> </number:text>
      <number:currency-symbol/>
      <number:text>-</number:text>
      <number:number number:decimal-places="0" number:min-integer-digits="0"/>
      <number:text> </number:text>
    </number:currency-style>
    <number:text-style style:name="N5136" number:language="en" number:country="US">
      <number:text> </number:text>
      <number:text-content/>
      <number:text> </number:text>
      <style:map style:condition="value()&gt;0" style:apply-style-name="N5136P0"/>
      <style:map style:condition="value()&lt;0" style:apply-style-name="N5136P1"/>
      <style:map style:condition="value()=0" style:apply-style-name="N5136P2"/>
    </number:text-style>
    <number:time-style style:name="N5137" number:language="en" number:country="US">
      <number:minutes number:style="long"/>
      <number:text>:</number:text>
      <number:seconds number:style="long"/>
    </number:time-style>
    <number:time-style style:name="N5138" number:language="en" number:country="US" number:truncate-on-overflow="false">
      <number:hours/>
      <number:text>:</number:text>
      <number:minutes number:style="long"/>
      <number:text>:</number:text>
      <number:seconds number:style="long"/>
    </number:time-style>
    <number:time-style style:name="N5139" number:language="en" number:country="US">
      <number:minutes number:style="long"/>
      <number:text>:</number:text>
      <number:seconds number:style="long" number:decimal-places="1"/>
    </number:time-style>
    <number:number-style style:name="N5140" number:language="en" number:country="US">
      <number:scientific-number number:decimal-places="1" number:min-integer-digits="3" number:min-exponent-digits="1"/>
    </number:number-style>
    <number:currency-style style:name="N5141P0" style:volatile="true" number:language="en" number:country="US">
      <number:currency-symbol/>
      <number:number number:decimal-places="0" number:min-integer-digits="1" number:grouping="true"/>
      <number:text> </number:text>
    </number:currency-style>
    <number:currency-style style:name="N5141" number:language="en" number:country="US">
      <number:text>(</number:text>
      <number:currency-symbol/>
      <number:number number:decimal-places="0" number:min-integer-digits="1" number:grouping="true"/>
      <number:text>)</number:text>
      <style:map style:condition="value()&gt;=0" style:apply-style-name="N5141P0"/>
    </number:currency-style>
    <number:currency-style style:name="N5142P0" style:volatile="true" number:language="en" number:country="US">
      <number:currency-symbol/>
      <number:number number:decimal-places="0" number:min-integer-digits="1" number:grouping="true"/>
      <number:text> </number:text>
    </number:currency-style>
    <number:currency-style style:name="N5142" number:language="en" number:country="US">
      <style:text-properties fo:color="#ff0000"/>
      <number:text>(</number:text>
      <number:currency-symbol/>
      <number:number number:decimal-places="0" number:min-integer-digits="1" number:grouping="true"/>
      <number:text>)</number:text>
      <style:map style:condition="value()&gt;=0" style:apply-style-name="N5142P0"/>
    </number:currency-style>
    <number:currency-style style:name="N5143P0" style:volatile="true" number:language="en" number:country="US">
      <number:currency-symbol/>
      <number:number number:decimal-places="2" number:min-integer-digits="1" number:grouping="true"/>
      <number:text> </number:text>
    </number:currency-style>
    <number:currency-style style:name="N5143" number:language="en" number:country="US">
      <number:text>(</number:text>
      <number:currency-symbol/>
      <number:number number:decimal-places="2" number:min-integer-digits="1" number:grouping="true"/>
      <number:text>)</number:text>
      <style:map style:condition="value()&gt;=0" style:apply-style-name="N5143P0"/>
    </number:currency-style>
    <number:currency-style style:name="N5144P0" style:volatile="true" number:language="en" number:country="US">
      <number:currency-symbol/>
      <number:number number:decimal-places="2" number:min-integer-digits="1" number:grouping="true"/>
      <number:text> </number:text>
    </number:currency-style>
    <number:currency-style style:name="N5144" number:language="en" number:country="US">
      <style:text-properties fo:color="#ff0000"/>
      <number:text>(</number:text>
      <number:currency-symbol/>
      <number:number number:decimal-places="2" number:min-integer-digits="1" number:grouping="true"/>
      <number:text>)</number:text>
      <style:map style:condition="value()&gt;=0" style:apply-style-name="N5144P0"/>
    </number:currency-style>
    <number:number-style style:name="N5145P0" style:volatile="true" number:language="en" number:country="US">
      <number:number number:decimal-places="0" number:min-integer-digits="1" number:grouping="true"/>
      <number:text> </number:text>
    </number:number-style>
    <number:number-style style:name="N5145" number:language="en" number:country="US">
      <number:text>(</number:text>
      <number:number number:decimal-places="0" number:min-integer-digits="1" number:grouping="true"/>
      <number:text>)</number:text>
      <style:map style:condition="value()&gt;=0" style:apply-style-name="N5145P0"/>
    </number:number-style>
    <number:number-style style:name="N5146P0" style:volatile="true" number:language="en" number:country="US">
      <number:number number:decimal-places="0" number:min-integer-digits="1" number:grouping="true"/>
      <number:text> </number:text>
    </number:number-style>
    <number:number-style style:name="N5146" number:language="en" number:country="US">
      <style:text-properties fo:color="#ff0000"/>
      <number:text>(</number:text>
      <number:number number:decimal-places="0" number:min-integer-digits="1" number:grouping="true"/>
      <number:text>)</number:text>
      <style:map style:condition="value()&gt;=0" style:apply-style-name="N5146P0"/>
    </number:number-style>
    <number:number-style style:name="N5147P0" style:volatile="true" number:language="en" number:country="US">
      <number:number number:decimal-places="2" number:min-integer-digits="1" number:grouping="true"/>
      <number:text> </number:text>
    </number:number-style>
    <number:number-style style:name="N5147" number:language="en" number:country="US">
      <number:text>(</number:text>
      <number:number number:decimal-places="2" number:min-integer-digits="1" number:grouping="true"/>
      <number:text>)</number:text>
      <style:map style:condition="value()&gt;=0" style:apply-style-name="N5147P0"/>
    </number:number-style>
    <number:number-style style:name="N5148P0" style:volatile="true" number:language="en" number:country="US">
      <number:number number:decimal-places="2" number:min-integer-digits="1" number:grouping="true"/>
      <number:text> </number:text>
    </number:number-style>
    <number:number-style style:name="N5148" number:language="en" number:country="US">
      <style:text-properties fo:color="#ff0000"/>
      <number:text>(</number:text>
      <number:number number:decimal-places="2" number:min-integer-digits="1" number:grouping="true"/>
      <number:text>)</number:text>
      <style:map style:condition="value()&gt;=0" style:apply-style-name="N5148P0"/>
    </number:number-style>
    <number:number-style style:name="N5149P0" style:volatile="true" number:language="en" number:country="US">
      <number:number number:decimal-places="0" number:min-integer-digits="1" number:grouping="true"/>
      <number:text> </number:text>
    </number:number-style>
    <number:number-style style:name="N5149P1" style:volatile="true" number:language="en" number:country="US">
      <number:text> (</number:text>
      <number:number number:decimal-places="0" number:min-integer-digits="1" number:grouping="true"/>
      <number:text>)</number:text>
    </number:number-style>
    <number:number-style style:name="N5149P2" style:volatile="true" number:language="en" number:country="US">
      <number:text> - </number:text>
    </number:number-style>
    <number:text-style style:name="N5149" number:language="en" number:country="US">
      <number:text-content/>
      <number:text> </number:text>
      <style:map style:condition="value()&gt;0" style:apply-style-name="N5149P0"/>
      <style:map style:condition="value()&lt;0" style:apply-style-name="N5149P1"/>
      <style:map style:condition="value()=0" style:apply-style-name="N5149P2"/>
    </number:text-style>
    <number:currency-style style:name="N5150P0" style:volatile="true" number:language="en" number:country="US">
      <number:currency-symbol/>
      <number:number number:decimal-places="0" number:min-integer-digits="1" number:grouping="true"/>
      <number:text> </number:text>
    </number:currency-style>
    <number:currency-style style:name="N5150P1" style:volatile="true" number:language="en" number:country="US">
      <number:currency-symbol/>
      <number:text>(</number:text>
      <number:number number:decimal-places="0" number:min-integer-digits="1" number:grouping="true"/>
      <number:text>)</number:text>
    </number:currency-style>
    <number:currency-style style:name="N5150P2" style:volatile="true" number:language="en" number:country="US">
      <number:currency-symbol/>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number-style style:name="N5151P0" style:volatile="true" number:language="en" number:country="US">
      <number:number number:decimal-places="2" number:min-integer-digits="1" number:grouping="true"/>
      <number:text> </number:text>
    </number:number-style>
    <number:number-style style:name="N5151P1" style:volatile="true" number:language="en" number:country="US">
      <number:text> (</number:text>
      <number:number number:decimal-places="2" number:min-integer-digits="1" number:grouping="true"/>
      <number:text>)</number:text>
    </number:number-style>
    <number:number-style style:name="N5151P2" style:volatile="true" number:language="en" number:country="US">
      <number:text> -</number:text>
      <number:number number:decimal-places="0" number:min-integer-digits="0"/>
      <number:text> </number:text>
    </number:number-style>
    <number:text-style style:name="N5151" number:language="en" number:country="US">
      <number:text-content/>
      <number:text> </number:text>
      <style:map style:condition="value()&gt;0" style:apply-style-name="N5151P0"/>
      <style:map style:condition="value()&lt;0" style:apply-style-name="N5151P1"/>
      <style:map style:condition="value()=0" style:apply-style-name="N5151P2"/>
    </number:text-style>
    <number:currency-style style:name="N5152P0" style:volatile="true" number:language="en" number:country="US">
      <number:currency-symbol/>
      <number:number number:decimal-places="2" number:min-integer-digits="1" number:grouping="true"/>
      <number:text> </number:text>
    </number:currency-style>
    <number:currency-style style:name="N5152P1" style:volatile="true" number:language="en" number:country="US">
      <number:currency-symbol/>
      <number:text>(</number:text>
      <number:number number:decimal-places="2" number:min-integer-digits="1" number:grouping="true"/>
      <number:text>)</number:text>
    </number:currency-style>
    <number:currency-style style:name="N5152P2" style:volatile="true" number:language="en" number:country="US">
      <number:currency-symbol/>
      <number:text>-</number:text>
      <number:number number:decimal-places="0" number:min-integer-digits="0"/>
      <number:text> </number:text>
    </number:currency-style>
    <number:text-style style:name="N5152" number:language="en" number:country="US">
      <number:text-content/>
      <number:text> </number:text>
      <style:map style:condition="value()&gt;0" style:apply-style-name="N5152P0"/>
      <style:map style:condition="value()&lt;0" style:apply-style-name="N5152P1"/>
      <style:map style:condition="value()=0" style:apply-style-name="N5152P2"/>
    </number:text-style>
    <number:number-style style:name="N5153" number:language="en" number:country="US">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4">12/14/2012</text:date>, <text:time>15:22: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12-14T15:22:15</dc:date>
    <dc:creator>Niranjan Kode</dc:creator>
    <meta:generator>OpenOffice.org/3.3$Unix OpenOffice.org_project/330m20$Build-9567</meta:generator>
    <meta:editing-duration>PT2H31M12S</meta:editing-duration>
    <meta:editing-cycles>5</meta:editing-cycles>
    <meta:document-statistic meta:table-count="3" meta:cell-count="321" meta:object-count="0"/>
  </office:meta>
</office:document-meta>
</file>